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dash" draw:stroke-dash="Ultrafine_20_Dashed" svg:stroke-color="#808080" draw:fill-color="#ffffff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svg:stroke-color="#808080" draw:fill-color="#ffffff" draw:textarea-horizontal-align="left" draw:textarea-vertical-align="middle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svg:stroke-color="#808080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svg:stroke-color="#808080" draw:fill="solid" draw:fill-color="#ffffff" draw:textarea-horizontal-align="left" draw:textarea-vertical-align="middle"/>
    </style:style>
    <style:style style:name="gr7" style:family="graphic" style:parent-style-name="standard">
      <style:graphic-properties draw:stroke="dash" draw:stroke-dash="Ultrafine_20_Dashed" svg:stroke-color="#808080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family="'Courier New'" style:font-family-generic="modern" style:font-pitch="fixed" fo:font-size="10pt" style:font-size-asian="10pt" style:font-size-complex="10pt"/>
    </style:style>
    <style:style style:name="P4" style:family="paragraph">
      <style:text-properties fo:font-family="'Courier New'" style:font-family-generic="modern" style:font-pitch="fixed" fo:font-size="10pt" fo:font-weight="bold" style:font-size-asian="10pt" style:font-weight-asian="bold" style:font-size-complex="10pt" style:font-weight-complex="bold"/>
    </style:style>
    <style:style style:name="P5" style:family="paragraph">
      <style:text-properties fo:font-family="'Courier New'" style:font-family-generic="modern" style:font-pitch="fixed" fo:font-size="10pt" style:font-size-asian="10pt" style:font-size-complex="10pt"/>
    </style:style>
    <style:style style:name="P6" style:family="paragraph">
      <style:paragraph-properties fo:text-align="center"/>
      <style:text-properties fo:font-family="'Courier New'" style:font-family-generic="modern" style:font-pitch="fixed"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center"/>
      <style:text-properties fo:font-family="'Courier New'" style:font-family-generic="modern" style:font-pitch="fixed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family="'Courier New'" style:font-family-generic="modern" style:font-pitch="fixed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>
      <style:text-properties fo:font-family="'Courier New'" style:font-family-generic="modern" style:font-pitch="fixed" fo:font-size="10pt" fo:font-weight="normal" style:font-size-asian="10pt" style:font-weight-asian="normal" style:font-size-complex="10pt" style:font-weight-complex="normal"/>
    </style:style>
    <style:style style:name="P11" style:family="paragraph">
      <style:paragraph-properties fo:text-align="start"/>
      <style:text-properties fo:font-family="'Courier New'" style:font-family-generic="modern" style:font-pitch="fixed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>
      <style:paragraph-properties fo:text-align="center"/>
      <style:text-properties fo:font-family="'Courier New'" style:font-family-generic="modern" style:font-pitch="fixed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font-family="'Courier New'" style:font-family-generic="modern" style:font-pitch="fixed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family="'Courier New'" style:font-family-generic="modern" style:font-pitch="fixed" fo:font-size="10pt" style:font-size-asian="10pt" style:font-size-complex="10pt"/>
    </style:style>
    <style:style style:name="T4" style:family="text">
      <style:text-properties fo:font-family="'Courier New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family="'Courier New'" style:font-family-generic="modern" style:font-pitch="fixed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family="'Courier New'" style:font-family-generic="modern" style:font-pitch="fixed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fo:font-family="'Courier New'" style:font-family-generic="modern" style:font-pitch="fixed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rect draw:style-name="gr1" draw:text-style-name="P2" draw:layer="layout" svg:width="24.5cm" svg:height="1.6cm" svg:x="1.5cm" svg:y="1.4cm">
          <text:p text:style-name="P1"><text:span text:style-name="T1">&lt;&lt;class&gt;&gt;</text:span></text:p>
          <text:p text:style-name="P1"><text:span text:style-name="T2">TSDVDelegateTreeNode</text:span></text:p>
        </draw:rect>
        <draw:rect draw:style-name="gr1" draw:text-style-name="P2" draw:layer="layout" svg:width="24.5cm" svg:height="1.6cm" svg:x="1.5cm" svg:y="5cm">
          <text:p text:style-name="P1"><text:span text:style-name="T1">&lt;&lt;class&gt;&gt;</text:span></text:p>
          <text:p text:style-name="P1"><text:span text:style-name="T2">TSDVDelegateTreeCollection</text:span></text:p>
        </draw:rect>
        <draw:rect draw:style-name="gr2" draw:text-style-name="P3" draw:layer="layout" svg:width="3cm" svg:height="0.5cm" svg:x="2.5cm" svg:y="6.6cm">
          <text:p text:style-name="P1"><text:span text:style-name="T3">&lt;&lt;function&gt;&gt;</text:span></text:p>
        </draw:rect>
        <draw:rect draw:style-name="gr3" draw:text-style-name="P4" draw:layer="layout" svg:width="5.059cm" svg:height="0.5cm" svg:x="5.5cm" svg:y="6.6cm">
          <text:p><text:span text:style-name="T4">CreateNodeByClass</text:span></text:p>
        </draw:rect>
        <draw:rect draw:style-name="gr3" draw:text-style-name="P5" draw:layer="layout" svg:width="5.5cm" svg:height="0.5cm" svg:x="10.5cm" svg:y="6.6cm">
          <text:p><text:span text:style-name="T3">()</text:span></text:p>
        </draw:rect>
        <draw:rect draw:style-name="gr3" draw:text-style-name="P5" draw:layer="layout" svg:width="4cm" svg:height="0.5cm" svg:x="16cm" svg:y="6.6cm">
          <text:p><text:span text:style-name="T3">: TSDVTreeNode</text:span></text:p>
        </draw:rect>
        <draw:rect draw:style-name="gr3" draw:text-style-name="P5" draw:layer="layout" svg:width="6cm" svg:height="0.5cm" svg:x="20cm" svg:y="6.6cm">
          <text:p><text:span text:style-name="T3">&lt;&lt;override&gt;&gt;</text:span></text:p>
        </draw:rect>
        <draw:rect draw:style-name="gr2" draw:text-style-name="P6" draw:layer="layout" svg:width="0.5cm" svg:height="0.5cm" svg:x="2cm" svg:y="6.6cm">
          <text:p text:style-name="P1"><text:span text:style-name="T4">~</text:span></text:p>
        </draw:rect>
        <draw:rect draw:style-name="gr2" draw:text-style-name="P6" draw:layer="layout" svg:width="0.5cm" svg:height="0.5cm" svg:x="1.5cm" svg:y="6.6cm">
          <text:p text:style-name="P1"><text:span text:style-name="T4">#</text:span></text:p>
        </draw:rect>
        <draw:rect draw:style-name="gr4" draw:text-style-name="P1" draw:layer="layout" svg:width="24.5cm" svg:height="0.5cm" svg:x="1.5cm" svg:y="6.6cm">
          <text:p/>
        </draw:rect>
        <draw:rect draw:style-name="gr1" draw:text-style-name="P2" draw:layer="layout" svg:width="24.5cm" svg:height="1.6cm" svg:x="1.5cm" svg:y="10cm">
          <text:p text:style-name="P1"><text:span text:style-name="T1">&lt;&lt;class&gt;&gt;</text:span></text:p>
          <text:p text:style-name="P1"><text:span text:style-name="T2">TCustomSDVDelegateTreeContainer</text:span></text:p>
        </draw:rect>
        <draw:rect draw:style-name="gr3" draw:text-style-name="P4" draw:layer="layout" svg:width="5.059cm" svg:height="0.5cm" svg:x="5.5cm" svg:y="11.6cm">
          <text:p><text:span text:style-name="T4">CreateCollectionByClass</text:span></text:p>
        </draw:rect>
        <draw:rect draw:style-name="gr2" draw:text-style-name="P6" draw:layer="layout" svg:width="0.5cm" svg:height="0.5cm" svg:x="2cm" svg:y="11.6cm">
          <text:p text:style-name="P1"><text:span text:style-name="T4">*</text:span></text:p>
        </draw:rect>
        <draw:rect draw:style-name="gr2" draw:text-style-name="P6" draw:layer="layout" svg:width="0.5cm" svg:height="0.5cm" svg:x="1.5cm" svg:y="11.6cm">
          <text:p text:style-name="P1"><text:span text:style-name="T4">#</text:span></text:p>
        </draw:rect>
        <draw:rect draw:style-name="gr3" draw:text-style-name="P5" draw:layer="layout" svg:width="5.5cm" svg:height="0.5cm" svg:x="10.5cm" svg:y="11.6cm">
          <text:p><text:span text:style-name="T3">()</text:span></text:p>
        </draw:rect>
        <draw:rect draw:style-name="gr2" draw:text-style-name="P3" draw:layer="layout" svg:width="3cm" svg:height="0.5cm" svg:x="2.5cm" svg:y="11.6cm">
          <text:p text:style-name="P1"><text:span text:style-name="T3">&lt;&lt;function&gt;&gt;</text:span></text:p>
        </draw:rect>
        <draw:rect draw:style-name="gr3" draw:text-style-name="P5" draw:layer="layout" svg:width="4cm" svg:height="0.5cm" svg:x="16cm" svg:y="11.6cm">
          <text:p><text:span text:style-name="T3">: TSDVContainerTreeCollection</text:span></text:p>
        </draw:rect>
        <draw:rect draw:style-name="gr3" draw:text-style-name="P5" draw:layer="layout" svg:width="6cm" svg:height="0.5cm" svg:x="20cm" svg:y="11.6cm">
          <text:p><text:span text:style-name="T3">&lt;&lt;virtual&gt;&gt;</text:span></text:p>
        </draw:rect>
        <draw:rect draw:style-name="gr5" draw:text-style-name="P7" draw:layer="layout" svg:width="3cm" svg:height="0.5cm" svg:x="2.5cm" svg:y="12.1cm">
          <text:p text:style-name="P1"><text:span text:style-name="T5">&lt;&lt;constructor&gt;&gt;</text:span></text:p>
        </draw:rect>
        <draw:rect draw:style-name="gr6" draw:text-style-name="P9" draw:layer="layout" svg:width="5.059cm" svg:height="0.508cm" svg:x="5.5cm" svg:y="12.1cm">
          <text:p text:style-name="P8"><text:span text:style-name="T6">Create</text:span></text:p>
        </draw:rect>
        <draw:rect draw:style-name="gr3" draw:text-style-name="P10" draw:layer="layout" svg:width="5.5cm" svg:height="0.5cm" svg:x="10.5cm" svg:y="12.1cm">
          <text:p><text:span text:style-name="T7">(AOwner: TComponent)</text:span></text:p>
        </draw:rect>
        <draw:rect draw:style-name="gr6" draw:text-style-name="P11" draw:layer="layout" svg:width="4cm" svg:height="0.5cm" svg:x="16cm" svg:y="12.1cm">
          <text:p text:style-name="P8"><text:span text:style-name="T5">: void</text:span></text:p>
        </draw:rect>
        <draw:rect draw:style-name="gr6" draw:text-style-name="P11" draw:layer="layout" svg:width="6cm" svg:height="0.5cm" svg:x="20cm" svg:y="12.1cm">
          <text:p text:style-name="P8"><text:span text:style-name="T5">&lt;&lt;constructor,override&gt;&gt;</text:span></text:p>
        </draw:rect>
        <draw:rect draw:style-name="gr2" draw:text-style-name="P6" draw:layer="layout" svg:width="0.5cm" svg:height="0.5cm" svg:x="1.5cm" svg:y="12.1cm">
          <text:p text:style-name="P1"><text:span text:style-name="T4">+</text:span></text:p>
        </draw:rect>
        <draw:rect draw:style-name="gr2" draw:text-style-name="P6" draw:layer="layout" svg:width="0.5cm" svg:height="0.5cm" svg:x="2cm" svg:y="12.1cm">
          <text:p text:style-name="P1"><text:span text:style-name="T4">~</text:span></text:p>
        </draw:rect>
        <draw:rect draw:style-name="gr4" draw:text-style-name="P1" draw:layer="layout" svg:width="24.5cm" svg:height="0.5cm" svg:x="1.5cm" svg:y="12.1cm">
          <text:p/>
        </draw:rect>
        <draw:rect draw:style-name="gr4" draw:text-style-name="P1" draw:layer="layout" svg:width="24.5cm" svg:height="0.5cm" svg:x="1.5cm" svg:y="11.6cm">
          <text:p/>
        </draw:rect>
        <draw:rect draw:style-name="gr3" draw:text-style-name="P4" draw:layer="layout" svg:width="5.059cm" svg:height="0.5cm" svg:x="5.5cm" svg:y="3.5cm">
          <text:p><text:span text:style-name="T4">Destroy</text:span></text:p>
        </draw:rect>
        <draw:rect draw:style-name="gr6" draw:text-style-name="P9" draw:layer="layout" svg:width="5.059cm" svg:height="0.508cm" svg:x="5.5cm" svg:y="3cm">
          <text:p text:style-name="P8"><text:span text:style-name="T6">Create</text:span></text:p>
        </draw:rect>
        <draw:rect draw:style-name="gr3" draw:text-style-name="P10" draw:layer="layout" svg:width="5.5cm" svg:height="0.5cm" svg:x="10.5cm" svg:y="3.5cm">
          <text:p><text:span text:style-name="T7">()</text:span></text:p>
        </draw:rect>
        <draw:rect draw:style-name="gr3" draw:text-style-name="P10" draw:layer="layout" svg:width="5.5cm" svg:height="0.5cm" svg:x="10.5cm" svg:y="3cm">
          <text:p><text:span text:style-name="T7">()</text:span></text:p>
        </draw:rect>
        <draw:rect draw:style-name="gr5" draw:text-style-name="P7" draw:layer="layout" svg:width="3cm" svg:height="0.5cm" svg:x="2.5cm" svg:y="3cm">
          <text:p text:style-name="P1"><text:span text:style-name="T5">&lt;&lt;constructor&gt;&gt;</text:span></text:p>
        </draw:rect>
        <draw:rect draw:style-name="gr5" draw:text-style-name="P7" draw:layer="layout" svg:width="3cm" svg:height="0.5cm" svg:x="2.5cm" svg:y="3.5cm">
          <text:p text:style-name="P1"><text:span text:style-name="T5">&lt;&lt;destructor&gt;&gt;</text:span></text:p>
        </draw:rect>
        <draw:rect draw:style-name="gr6" draw:text-style-name="P11" draw:layer="layout" svg:width="4cm" svg:height="0.5cm" svg:x="16cm" svg:y="3cm">
          <text:p text:style-name="P8"><text:span text:style-name="T5">: void</text:span></text:p>
        </draw:rect>
        <draw:rect draw:style-name="gr3" draw:text-style-name="P5" draw:layer="layout" svg:width="4cm" svg:height="0.5cm" svg:x="16cm" svg:y="3.5cm">
          <text:p><text:span text:style-name="T3">: void</text:span></text:p>
        </draw:rect>
        <draw:rect draw:style-name="gr6" draw:text-style-name="P11" draw:layer="layout" svg:width="6cm" svg:height="0.5cm" svg:x="20cm" svg:y="3cm">
          <text:p text:style-name="P8"><text:span text:style-name="T5">&lt;&lt;constructor,override&gt;&gt;</text:span></text:p>
        </draw:rect>
        <draw:rect draw:style-name="gr3" draw:text-style-name="P5" draw:layer="layout" svg:width="6cm" svg:height="0.5cm" svg:x="20cm" svg:y="3.5cm">
          <text:p><text:span text:style-name="T3">&lt;&lt;destructor</text:span><text:span text:style-name="T5">,override</text:span><text:span text:style-name="T3">&gt;&gt;</text:span></text:p>
        </draw:rect>
        <draw:rect draw:style-name="gr2" draw:text-style-name="P6" draw:layer="layout" svg:width="0.5cm" svg:height="0.5cm" svg:x="2cm" svg:y="3cm">
          <text:p text:style-name="P1"><text:span text:style-name="T4">~</text:span></text:p>
        </draw:rect>
        <draw:rect draw:style-name="gr2" draw:text-style-name="P6" draw:layer="layout" svg:width="0.5cm" svg:height="0.5cm" svg:x="1.5cm" svg:y="3cm">
          <text:p text:style-name="P1"><text:span text:style-name="T4">+</text:span></text:p>
        </draw:rect>
        <draw:rect draw:style-name="gr2" draw:text-style-name="P6" draw:layer="layout" svg:width="0.5cm" svg:height="0.5cm" svg:x="2cm" svg:y="3.5cm">
          <text:p text:style-name="P1"><text:span text:style-name="T4">~</text:span></text:p>
        </draw:rect>
        <draw:rect draw:style-name="gr2" draw:text-style-name="P6" draw:layer="layout" svg:width="0.5cm" svg:height="0.5cm" svg:x="1.5cm" svg:y="3.5cm">
          <text:p text:style-name="P1"><text:span text:style-name="T4">+</text:span></text:p>
        </draw:rect>
        <draw:rect draw:style-name="gr4" draw:text-style-name="P1" draw:layer="layout" svg:width="24.5cm" svg:height="1cm" svg:x="1.5cm" svg:y="3cm">
          <text:p/>
        </draw:rect>
        <draw:rect draw:style-name="gr3" draw:text-style-name="P4" draw:layer="layout" svg:width="5.059cm" svg:height="0.5cm" svg:x="5.5cm" svg:y="7.6cm">
          <text:p><text:span text:style-name="T4">Destroy</text:span></text:p>
        </draw:rect>
        <draw:rect draw:style-name="gr6" draw:text-style-name="P9" draw:layer="layout" svg:width="5.059cm" svg:height="0.508cm" svg:x="5.5cm" svg:y="7.1cm">
          <text:p text:style-name="P8"><text:span text:style-name="T6">Create</text:span></text:p>
        </draw:rect>
        <draw:rect draw:style-name="gr3" draw:text-style-name="P10" draw:layer="layout" svg:width="5.5cm" svg:height="0.5cm" svg:x="10.5cm" svg:y="7.6cm">
          <text:p><text:span text:style-name="T7">()</text:span></text:p>
        </draw:rect>
        <draw:rect draw:style-name="gr3" draw:text-style-name="P10" draw:layer="layout" svg:width="5.5cm" svg:height="0.5cm" svg:x="10.5cm" svg:y="7.1cm">
          <text:p><text:span text:style-name="T7">()</text:span></text:p>
        </draw:rect>
        <draw:rect draw:style-name="gr5" draw:text-style-name="P7" draw:layer="layout" svg:width="3cm" svg:height="0.5cm" svg:x="2.5cm" svg:y="7.1cm">
          <text:p text:style-name="P1"><text:span text:style-name="T5">&lt;&lt;constructor&gt;&gt;</text:span></text:p>
        </draw:rect>
        <draw:rect draw:style-name="gr5" draw:text-style-name="P7" draw:layer="layout" svg:width="3cm" svg:height="0.5cm" svg:x="2.5cm" svg:y="7.6cm">
          <text:p text:style-name="P1"><text:span text:style-name="T5">&lt;&lt;destructor&gt;&gt;</text:span></text:p>
        </draw:rect>
        <draw:rect draw:style-name="gr6" draw:text-style-name="P11" draw:layer="layout" svg:width="4cm" svg:height="0.5cm" svg:x="16cm" svg:y="7.1cm">
          <text:p text:style-name="P8"><text:span text:style-name="T5">: void</text:span></text:p>
        </draw:rect>
        <draw:rect draw:style-name="gr3" draw:text-style-name="P5" draw:layer="layout" svg:width="4cm" svg:height="0.5cm" svg:x="16cm" svg:y="7.6cm">
          <text:p><text:span text:style-name="T3">: void</text:span></text:p>
        </draw:rect>
        <draw:rect draw:style-name="gr6" draw:text-style-name="P11" draw:layer="layout" svg:width="6cm" svg:height="0.5cm" svg:x="20cm" svg:y="7.1cm">
          <text:p text:style-name="P8"><text:span text:style-name="T5">&lt;&lt;constructor,override&gt;&gt;</text:span></text:p>
        </draw:rect>
        <draw:rect draw:style-name="gr3" draw:text-style-name="P5" draw:layer="layout" svg:width="6cm" svg:height="0.5cm" svg:x="20cm" svg:y="7.6cm">
          <text:p><text:span text:style-name="T3">&lt;&lt;destructor</text:span><text:span text:style-name="T5">,override</text:span><text:span text:style-name="T3">&gt;&gt;</text:span></text:p>
        </draw:rect>
        <draw:rect draw:style-name="gr2" draw:text-style-name="P6" draw:layer="layout" svg:width="0.5cm" svg:height="0.5cm" svg:x="2cm" svg:y="7.1cm">
          <text:p text:style-name="P1"><text:span text:style-name="T4">~</text:span></text:p>
        </draw:rect>
        <draw:rect draw:style-name="gr2" draw:text-style-name="P6" draw:layer="layout" svg:width="0.5cm" svg:height="0.5cm" svg:x="1.5cm" svg:y="7.1cm">
          <text:p text:style-name="P1"><text:span text:style-name="T4">+</text:span></text:p>
        </draw:rect>
        <draw:rect draw:style-name="gr2" draw:text-style-name="P6" draw:layer="layout" svg:width="0.5cm" svg:height="0.5cm" svg:x="2cm" svg:y="7.6cm">
          <text:p text:style-name="P1"><text:span text:style-name="T4">~</text:span></text:p>
        </draw:rect>
        <draw:rect draw:style-name="gr2" draw:text-style-name="P6" draw:layer="layout" svg:width="0.5cm" svg:height="0.5cm" svg:x="1.5cm" svg:y="7.6cm">
          <text:p text:style-name="P1"><text:span text:style-name="T4">+</text:span></text:p>
        </draw:rect>
        <draw:rect draw:style-name="gr4" draw:text-style-name="P1" draw:layer="layout" svg:width="24.5cm" svg:height="1cm" svg:x="1.5cm" svg:y="7.1cm">
          <text:p/>
        </draw:rect>
      </draw:page>
      <draw:page draw:name="page2" draw:style-name="dp1" draw:master-page-name="Predeterminado">
        <office:forms form:automatic-focus="false" form:apply-design-mode="false"/>
        <draw:rect draw:style-name="gr3" draw:text-style-name="P4" draw:layer="layout" svg:width="5.059cm" svg:height="1cm" svg:x="5.5cm" svg:y="8cm">
          <text:p><text:span text:style-name="T4">DelegateBeforeChangeText</text:span></text:p>
        </draw:rect>
        <draw:rect draw:style-name="gr2" draw:text-style-name="P6" draw:layer="layout" svg:width="0.5cm" svg:height="1cm" svg:x="2cm" svg:y="8cm">
          <text:p text:style-name="P1"><text:span text:style-name="T4">*</text:span></text:p>
        </draw:rect>
        <draw:rect draw:style-name="gr2" draw:text-style-name="P6" draw:layer="layout" svg:width="0.5cm" svg:height="1cm" svg:x="1.5cm" svg:y="8cm">
          <text:p text:style-name="P1"><text:span text:style-name="T4">#</text:span></text:p>
        </draw:rect>
        <draw:rect draw:style-name="gr3" draw:text-style-name="P5" draw:layer="layout" svg:width="5.5cm" svg:height="1cm" svg:x="10.5cm" svg:y="8cm">
          <text:p><text:span text:style-name="T3">(const ANode: TSDVContainerTreeNode; </text:span></text:p>
          <text:p><text:span text:style-name="T3"><text:s/></text:span><text:span text:style-name="T3">const AValue: string);</text:span></text:p>
        </draw:rect>
        <draw:rect draw:style-name="gr2" draw:text-style-name="P3" draw:layer="layout" svg:width="3cm" svg:height="1cm" svg:x="2.5cm" svg:y="8cm">
          <text:p text:style-name="P1"><text:span text:style-name="T3">&lt;&lt;procedure&gt;&gt;</text:span></text:p>
        </draw:rect>
        <draw:rect draw:style-name="gr3" draw:text-style-name="P5" draw:layer="layout" svg:width="4cm" svg:height="1cm" svg:x="16cm" svg:y="8cm">
          <text:p><text:span text:style-name="T3">: void</text:span></text:p>
        </draw:rect>
        <draw:rect draw:style-name="gr3" draw:text-style-name="P5" draw:layer="layout" svg:width="6cm" svg:height="1cm" svg:x="20cm" svg:y="8cm">
          <text:p><text:span text:style-name="T3">&lt;&lt;nonvirtual&gt;&gt;</text:span></text:p>
        </draw:rect>
        <draw:rect draw:style-name="gr3" draw:text-style-name="P4" draw:layer="layout" svg:width="5.059cm" svg:height="0.5cm" svg:x="5.5cm" svg:y="9cm">
          <text:p><text:span text:style-name="T4">DelegateAfterChangeText</text:span></text:p>
        </draw:rect>
        <draw:rect draw:style-name="gr2" draw:text-style-name="P6" draw:layer="layout" svg:width="0.5cm" svg:height="0.5cm" svg:x="2cm" svg:y="9cm">
          <text:p text:style-name="P1"><text:span text:style-name="T4">*</text:span></text:p>
        </draw:rect>
        <draw:rect draw:style-name="gr2" draw:text-style-name="P6" draw:layer="layout" svg:width="0.5cm" svg:height="0.5cm" svg:x="1.5cm" svg:y="9cm">
          <text:p text:style-name="P1"><text:span text:style-name="T4">#</text:span></text:p>
        </draw:rect>
        <draw:rect draw:style-name="gr3" draw:text-style-name="P5" draw:layer="layout" svg:width="5.5cm" svg:height="0.5cm" svg:x="10.5cm" svg:y="9cm">
          <text:p><text:span text:style-name="T3">(const ANode: TSDVContainerTreeNode);</text:span></text:p>
        </draw:rect>
        <draw:rect draw:style-name="gr2" draw:text-style-name="P3" draw:layer="layout" svg:width="3cm" svg:height="0.5cm" svg:x="2.5cm" svg:y="9cm">
          <text:p text:style-name="P1"><text:span text:style-name="T3">&lt;&lt;procedure&gt;&gt;</text:span></text:p>
        </draw:rect>
        <draw:rect draw:style-name="gr3" draw:text-style-name="P5" draw:layer="layout" svg:width="4cm" svg:height="0.5cm" svg:x="16cm" svg:y="9cm">
          <text:p><text:span text:style-name="T3">: void</text:span></text:p>
        </draw:rect>
        <draw:rect draw:style-name="gr3" draw:text-style-name="P5" draw:layer="layout" svg:width="6cm" svg:height="0.5cm" svg:x="20cm" svg:y="9cm">
          <text:p><text:span text:style-name="T3">&lt;&lt;nonvirtual&gt;&gt;</text:span></text:p>
        </draw:rect>
        <draw:rect draw:style-name="gr3" draw:text-style-name="P4" draw:layer="layout" svg:width="5.059cm" svg:height="1cm" svg:x="5.5cm" svg:y="9.5cm">
          <text:p><text:span text:style-name="T4">DelegateBeforeChangeSelected</text:span></text:p>
        </draw:rect>
        <draw:rect draw:style-name="gr2" draw:text-style-name="P6" draw:layer="layout" svg:width="0.5cm" svg:height="1cm" svg:x="2cm" svg:y="9.5cm">
          <text:p text:style-name="P1"><text:span text:style-name="T4">*</text:span></text:p>
        </draw:rect>
        <draw:rect draw:style-name="gr2" draw:text-style-name="P6" draw:layer="layout" svg:width="0.5cm" svg:height="1cm" svg:x="1.5cm" svg:y="9.5cm">
          <text:p text:style-name="P1"><text:span text:style-name="T4">#</text:span></text:p>
        </draw:rect>
        <draw:rect draw:style-name="gr3" draw:text-style-name="P5" draw:layer="layout" svg:width="5.5cm" svg:height="1cm" svg:x="10.5cm" svg:y="9.5cm">
          <text:p><text:span text:style-name="T3">(const ANode: TSDVContainerTreeNode; </text:span></text:p>
          <text:p><text:span text:style-name="T3"><text:s/></text:span><text:span text:style-name="T3">const AValue: Boolean);</text:span></text:p>
        </draw:rect>
        <draw:rect draw:style-name="gr2" draw:text-style-name="P3" draw:layer="layout" svg:width="3cm" svg:height="1cm" svg:x="2.5cm" svg:y="9.5cm">
          <text:p text:style-name="P1"><text:span text:style-name="T3">&lt;&lt;procedure&gt;&gt;</text:span></text:p>
        </draw:rect>
        <draw:rect draw:style-name="gr3" draw:text-style-name="P5" draw:layer="layout" svg:width="4cm" svg:height="1cm" svg:x="16cm" svg:y="9.5cm">
          <text:p><text:span text:style-name="T3">: void</text:span></text:p>
        </draw:rect>
        <draw:rect draw:style-name="gr3" draw:text-style-name="P5" draw:layer="layout" svg:width="6cm" svg:height="1cm" svg:x="20cm" svg:y="9.5cm">
          <text:p><text:span text:style-name="T3">&lt;&lt;nonvirtual&gt;&gt;</text:span></text:p>
        </draw:rect>
        <draw:rect draw:style-name="gr3" draw:text-style-name="P4" draw:layer="layout" svg:width="5.059cm" svg:height="0.5cm" svg:x="5.5cm" svg:y="10.5cm">
          <text:p><text:span text:style-name="T4">DelegateAfterChangeSelected</text:span></text:p>
        </draw:rect>
        <draw:rect draw:style-name="gr2" draw:text-style-name="P6" draw:layer="layout" svg:width="0.5cm" svg:height="0.5cm" svg:x="2cm" svg:y="10.5cm">
          <text:p text:style-name="P1"><text:span text:style-name="T4">*</text:span></text:p>
        </draw:rect>
        <draw:rect draw:style-name="gr2" draw:text-style-name="P6" draw:layer="layout" svg:width="0.5cm" svg:height="0.5cm" svg:x="1.5cm" svg:y="10.5cm">
          <text:p text:style-name="P1"><text:span text:style-name="T4">#</text:span></text:p>
        </draw:rect>
        <draw:rect draw:style-name="gr3" draw:text-style-name="P5" draw:layer="layout" svg:width="5.5cm" svg:height="0.5cm" svg:x="10.5cm" svg:y="10.5cm">
          <text:p><text:span text:style-name="T3">(const ANode: TSDVContainerTreeNode);</text:span></text:p>
        </draw:rect>
        <draw:rect draw:style-name="gr2" draw:text-style-name="P3" draw:layer="layout" svg:width="3cm" svg:height="0.5cm" svg:x="2.5cm" svg:y="10.5cm">
          <text:p text:style-name="P1"><text:span text:style-name="T3">&lt;&lt;procedure&gt;&gt;</text:span></text:p>
        </draw:rect>
        <draw:rect draw:style-name="gr3" draw:text-style-name="P5" draw:layer="layout" svg:width="4cm" svg:height="0.5cm" svg:x="16cm" svg:y="10.5cm">
          <text:p><text:span text:style-name="T3">: void</text:span></text:p>
        </draw:rect>
        <draw:rect draw:style-name="gr3" draw:text-style-name="P5" draw:layer="layout" svg:width="6cm" svg:height="0.5cm" svg:x="20cm" svg:y="10.5cm">
          <text:p><text:span text:style-name="T3">&lt;&lt;nonvirtual&gt;&gt;</text:span></text:p>
        </draw:rect>
        <draw:rect draw:style-name="gr3" draw:text-style-name="P4" draw:layer="layout" svg:width="5.059cm" svg:height="1cm" svg:x="5.5cm" svg:y="11cm">
          <text:p><text:span text:style-name="T4">DelegateBeforeInsertNode</text:span></text:p>
        </draw:rect>
        <draw:rect draw:style-name="gr2" draw:text-style-name="P6" draw:layer="layout" svg:width="0.5cm" svg:height="1cm" svg:x="2cm" svg:y="11cm">
          <text:p text:style-name="P1"><text:span text:style-name="T4">*</text:span></text:p>
        </draw:rect>
        <draw:rect draw:style-name="gr2" draw:text-style-name="P6" draw:layer="layout" svg:width="0.5cm" svg:height="1cm" svg:x="1.5cm" svg:y="11cm">
          <text:p text:style-name="P1"><text:span text:style-name="T4">#</text:span></text:p>
        </draw:rect>
        <draw:rect draw:style-name="gr3" draw:text-style-name="P5" draw:layer="layout" svg:width="5.5cm" svg:height="1cm" svg:x="10.5cm" svg:y="11cm">
          <text:p><text:span text:style-name="T3">(const AParentNode, ANode: TSDVContainerTreeNode; </text:span></text:p>
          <text:p><text:span text:style-name="T3"><text:s/></text:span><text:span text:style-name="T3">const AIndex: Integer);</text:span></text:p>
        </draw:rect>
        <draw:rect draw:style-name="gr2" draw:text-style-name="P3" draw:layer="layout" svg:width="3cm" svg:height="1cm" svg:x="2.5cm" svg:y="11cm">
          <text:p text:style-name="P1"><text:span text:style-name="T3">&lt;&lt;procedure&gt;&gt;</text:span></text:p>
        </draw:rect>
        <draw:rect draw:style-name="gr3" draw:text-style-name="P5" draw:layer="layout" svg:width="4cm" svg:height="1cm" svg:x="16cm" svg:y="11cm">
          <text:p><text:span text:style-name="T3">: void</text:span></text:p>
        </draw:rect>
        <draw:rect draw:style-name="gr3" draw:text-style-name="P5" draw:layer="layout" svg:width="6cm" svg:height="1cm" svg:x="20cm" svg:y="11cm">
          <text:p><text:span text:style-name="T3">&lt;&lt;nonvirtual&gt;&gt;</text:span></text:p>
        </draw:rect>
        <draw:rect draw:style-name="gr3" draw:text-style-name="P4" draw:layer="layout" svg:width="5.059cm" svg:height="0.5cm" svg:x="5.5cm" svg:y="12cm">
          <text:p><text:span text:style-name="T4">DelegateAfterInsertNode</text:span></text:p>
        </draw:rect>
        <draw:rect draw:style-name="gr2" draw:text-style-name="P6" draw:layer="layout" svg:width="0.5cm" svg:height="0.5cm" svg:x="2cm" svg:y="12cm">
          <text:p text:style-name="P1"><text:span text:style-name="T4">*</text:span></text:p>
        </draw:rect>
        <draw:rect draw:style-name="gr2" draw:text-style-name="P6" draw:layer="layout" svg:width="0.5cm" svg:height="0.5cm" svg:x="1.5cm" svg:y="12cm">
          <text:p text:style-name="P1"><text:span text:style-name="T4">#</text:span></text:p>
        </draw:rect>
        <draw:rect draw:style-name="gr3" draw:text-style-name="P5" draw:layer="layout" svg:width="5.5cm" svg:height="0.5cm" svg:x="10.5cm" svg:y="12cm">
          <text:p><text:span text:style-name="T3">(const ANode: TSDVContainerTreeNode);</text:span></text:p>
        </draw:rect>
        <draw:rect draw:style-name="gr2" draw:text-style-name="P3" draw:layer="layout" svg:width="3cm" svg:height="0.5cm" svg:x="2.5cm" svg:y="12cm">
          <text:p text:style-name="P1"><text:span text:style-name="T3">&lt;&lt;procedure&gt;&gt;</text:span></text:p>
        </draw:rect>
        <draw:rect draw:style-name="gr3" draw:text-style-name="P5" draw:layer="layout" svg:width="4cm" svg:height="0.5cm" svg:x="16cm" svg:y="12cm">
          <text:p><text:span text:style-name="T3">: void</text:span></text:p>
        </draw:rect>
        <draw:rect draw:style-name="gr3" draw:text-style-name="P5" draw:layer="layout" svg:width="6cm" svg:height="0.5cm" svg:x="20cm" svg:y="12cm">
          <text:p><text:span text:style-name="T3">&lt;&lt;nonvirtual&gt;&gt;</text:span></text:p>
        </draw:rect>
        <draw:rect draw:style-name="gr3" draw:text-style-name="P4" draw:layer="layout" svg:width="5.059cm" svg:height="0.5cm" svg:x="5.5cm" svg:y="12.5cm">
          <text:p><text:span text:style-name="T4">DelegateBeforeRemoveNode</text:span></text:p>
        </draw:rect>
        <draw:rect draw:style-name="gr2" draw:text-style-name="P6" draw:layer="layout" svg:width="0.5cm" svg:height="0.5cm" svg:x="2cm" svg:y="12.5cm">
          <text:p text:style-name="P1"><text:span text:style-name="T4">*</text:span></text:p>
        </draw:rect>
        <draw:rect draw:style-name="gr2" draw:text-style-name="P6" draw:layer="layout" svg:width="0.5cm" svg:height="0.5cm" svg:x="1.5cm" svg:y="12.5cm">
          <text:p text:style-name="P1"><text:span text:style-name="T4">#</text:span></text:p>
        </draw:rect>
        <draw:rect draw:style-name="gr3" draw:text-style-name="P5" draw:layer="layout" svg:width="5.5cm" svg:height="0.5cm" svg:x="10.5cm" svg:y="12.5cm">
          <text:p><text:span text:style-name="T3">(const ANode: TSDVContainerTreeNode);</text:span></text:p>
        </draw:rect>
        <draw:rect draw:style-name="gr2" draw:text-style-name="P3" draw:layer="layout" svg:width="3cm" svg:height="0.5cm" svg:x="2.5cm" svg:y="12.5cm">
          <text:p text:style-name="P1"><text:span text:style-name="T3">&lt;&lt;procedure&gt;&gt;</text:span></text:p>
        </draw:rect>
        <draw:rect draw:style-name="gr3" draw:text-style-name="P5" draw:layer="layout" svg:width="4cm" svg:height="0.5cm" svg:x="16cm" svg:y="12.5cm">
          <text:p><text:span text:style-name="T3">: void</text:span></text:p>
        </draw:rect>
        <draw:rect draw:style-name="gr3" draw:text-style-name="P5" draw:layer="layout" svg:width="6cm" svg:height="0.5cm" svg:x="20cm" svg:y="12.5cm">
          <text:p><text:span text:style-name="T3">&lt;&lt;nonvirtual&gt;&gt;</text:span></text:p>
        </draw:rect>
        <draw:rect draw:style-name="gr3" draw:text-style-name="P4" draw:layer="layout" svg:width="5.059cm" svg:height="0.5cm" svg:x="5.5cm" svg:y="13cm">
          <text:p><text:span text:style-name="T4">DelegateAfterRemoveNode</text:span></text:p>
        </draw:rect>
        <draw:rect draw:style-name="gr2" draw:text-style-name="P6" draw:layer="layout" svg:width="0.5cm" svg:height="0.5cm" svg:x="2cm" svg:y="13cm">
          <text:p text:style-name="P1"><text:span text:style-name="T4">*</text:span></text:p>
        </draw:rect>
        <draw:rect draw:style-name="gr2" draw:text-style-name="P6" draw:layer="layout" svg:width="0.5cm" svg:height="0.5cm" svg:x="1.5cm" svg:y="13cm">
          <text:p text:style-name="P1"><text:span text:style-name="T4">#</text:span></text:p>
        </draw:rect>
        <draw:rect draw:style-name="gr3" draw:text-style-name="P5" draw:layer="layout" svg:width="5.5cm" svg:height="0.5cm" svg:x="10.5cm" svg:y="13cm">
          <text:p><text:span text:style-name="T3">(const ANode: TSDVContainerTreeNode);</text:span></text:p>
        </draw:rect>
        <draw:rect draw:style-name="gr2" draw:text-style-name="P3" draw:layer="layout" svg:width="3cm" svg:height="0.5cm" svg:x="2.5cm" svg:y="13cm">
          <text:p text:style-name="P1"><text:span text:style-name="T3">&lt;&lt;procedure&gt;&gt;</text:span></text:p>
        </draw:rect>
        <draw:rect draw:style-name="gr3" draw:text-style-name="P5" draw:layer="layout" svg:width="4cm" svg:height="0.5cm" svg:x="16cm" svg:y="13cm">
          <text:p><text:span text:style-name="T3">: void</text:span></text:p>
        </draw:rect>
        <draw:rect draw:style-name="gr3" draw:text-style-name="P5" draw:layer="layout" svg:width="6cm" svg:height="0.5cm" svg:x="20cm" svg:y="13cm">
          <text:p><text:span text:style-name="T3">&lt;&lt;nonvirtual&gt;&gt;</text:span></text:p>
        </draw:rect>
        <draw:rect draw:style-name="gr3" draw:text-style-name="P4" draw:layer="layout" svg:width="5.059cm" svg:height="0.5cm" svg:x="5.5cm" svg:y="3cm">
          <text:p><text:span text:style-name="T4">FBeforeChangeText</text:span></text:p>
        </draw:rect>
        <draw:rect draw:style-name="gr2" draw:text-style-name="P6" draw:layer="layout" svg:width="0.5cm" svg:height="0.5cm" svg:x="2cm" svg:y="3cm">
          <text:p text:style-name="P1"><text:span text:style-name="T4">*</text:span></text:p>
        </draw:rect>
        <draw:rect draw:style-name="gr2" draw:text-style-name="P6" draw:layer="layout" svg:width="0.5cm" svg:height="0.5cm" svg:x="1.5cm" svg:y="3cm">
          <text:p text:style-name="P1"><text:span text:style-name="T4">#</text:span></text:p>
        </draw:rect>
        <draw:rect draw:style-name="gr7" draw:text-style-name="P12" draw:layer="layout" svg:width="5.5cm" svg:height="0.5cm" svg:x="10.5cm" svg:y="3cm">
          <text:p/>
        </draw:rect>
        <draw:rect draw:style-name="gr2" draw:text-style-name="P3" draw:layer="layout" svg:width="3cm" svg:height="0.5cm" svg:x="2.5cm" svg:y="3cm">
          <text:p text:style-name="P1"><text:span text:style-name="T3">&lt;&lt;variable&gt;&gt;</text:span></text:p>
        </draw:rect>
        <draw:rect draw:style-name="gr3" draw:text-style-name="P5" draw:layer="layout" svg:width="4cm" svg:height="0.5cm" svg:x="16cm" svg:y="3cm">
          <text:p><text:span text:style-name="T3">: TOnSDVBeforeChangeStringTreeNodeEvent</text:span></text:p>
        </draw:rect>
        <draw:rect draw:style-name="gr3" draw:text-style-name="P5" draw:layer="layout" svg:width="6cm" svg:height="0.5cm" svg:x="20cm" svg:y="3cm">
          <text:p><text:span text:style-name="T3">&lt;&lt;</text:span><text:span text:style-name="T5">functor</text:span><text:span text:style-name="T3">&gt;&gt;</text:span></text:p>
        </draw:rect>
        <draw:rect draw:style-name="gr3" draw:text-style-name="P4" draw:layer="layout" svg:width="5.059cm" svg:height="0.5cm" svg:x="5.5cm" svg:y="3.5cm">
          <text:p><text:span text:style-name="T4">FAfterChangeText</text:span></text:p>
        </draw:rect>
        <draw:rect draw:style-name="gr2" draw:text-style-name="P6" draw:layer="layout" svg:width="0.5cm" svg:height="0.5cm" svg:x="2cm" svg:y="3.5cm">
          <text:p text:style-name="P1"><text:span text:style-name="T4">*</text:span></text:p>
        </draw:rect>
        <draw:rect draw:style-name="gr2" draw:text-style-name="P6" draw:layer="layout" svg:width="0.5cm" svg:height="0.5cm" svg:x="1.5cm" svg:y="3.5cm">
          <text:p text:style-name="P1"><text:span text:style-name="T4">#</text:span></text:p>
        </draw:rect>
        <draw:rect draw:style-name="gr7" draw:text-style-name="P12" draw:layer="layout" svg:width="5.5cm" svg:height="0.5cm" svg:x="10.5cm" svg:y="3.5cm">
          <text:p/>
        </draw:rect>
        <draw:rect draw:style-name="gr2" draw:text-style-name="P3" draw:layer="layout" svg:width="3cm" svg:height="0.5cm" svg:x="2.5cm" svg:y="3.5cm">
          <text:p text:style-name="P1"><text:span text:style-name="T3">&lt;&lt;variable&gt;&gt;</text:span></text:p>
        </draw:rect>
        <draw:rect draw:style-name="gr3" draw:text-style-name="P5" draw:layer="layout" svg:width="4cm" svg:height="0.5cm" svg:x="16cm" svg:y="3.5cm">
          <text:p><text:span text:style-name="T3">: TOnSDVAfterChangeStringTreeNodeEvent</text:span></text:p>
        </draw:rect>
        <draw:rect draw:style-name="gr3" draw:text-style-name="P5" draw:layer="layout" svg:width="6cm" svg:height="0.5cm" svg:x="20cm" svg:y="3.5cm">
          <text:p><text:span text:style-name="T3">&lt;&lt;</text:span><text:span text:style-name="T5">functor</text:span><text:span text:style-name="T3">&gt;&gt;</text:span></text:p>
        </draw:rect>
        <draw:rect draw:style-name="gr3" draw:text-style-name="P4" draw:layer="layout" svg:width="5.059cm" svg:height="0.5cm" svg:x="5.5cm" svg:y="4cm">
          <text:p><text:span text:style-name="T4">FBeforeChangeSelected</text:span></text:p>
        </draw:rect>
        <draw:rect draw:style-name="gr2" draw:text-style-name="P6" draw:layer="layout" svg:width="0.5cm" svg:height="0.5cm" svg:x="2cm" svg:y="4cm">
          <text:p text:style-name="P1"><text:span text:style-name="T4">*</text:span></text:p>
        </draw:rect>
        <draw:rect draw:style-name="gr2" draw:text-style-name="P6" draw:layer="layout" svg:width="0.5cm" svg:height="0.5cm" svg:x="1.5cm" svg:y="4cm">
          <text:p text:style-name="P1"><text:span text:style-name="T4">#</text:span></text:p>
        </draw:rect>
        <draw:rect draw:style-name="gr7" draw:text-style-name="P12" draw:layer="layout" svg:width="5.5cm" svg:height="0.5cm" svg:x="10.5cm" svg:y="4cm">
          <text:p/>
        </draw:rect>
        <draw:rect draw:style-name="gr2" draw:text-style-name="P3" draw:layer="layout" svg:width="3cm" svg:height="0.5cm" svg:x="2.5cm" svg:y="4cm">
          <text:p text:style-name="P1"><text:span text:style-name="T3">&lt;&lt;variable&gt;&gt;</text:span></text:p>
        </draw:rect>
        <draw:rect draw:style-name="gr3" draw:text-style-name="P5" draw:layer="layout" svg:width="4cm" svg:height="0.5cm" svg:x="16cm" svg:y="4cm">
          <text:p><text:span text:style-name="T3">: TOnSDVBeforeBooleanTreeNodeEvent</text:span></text:p>
        </draw:rect>
        <draw:rect draw:style-name="gr3" draw:text-style-name="P5" draw:layer="layout" svg:width="6cm" svg:height="0.5cm" svg:x="20cm" svg:y="4cm">
          <text:p><text:span text:style-name="T3">&lt;&lt;</text:span><text:span text:style-name="T5">functor</text:span><text:span text:style-name="T3">&gt;&gt;</text:span></text:p>
        </draw:rect>
        <draw:rect draw:style-name="gr3" draw:text-style-name="P4" draw:layer="layout" svg:width="5.059cm" svg:height="0.5cm" svg:x="5.5cm" svg:y="4.5cm">
          <text:p><text:span text:style-name="T4">FAfterChangeSelected</text:span></text:p>
        </draw:rect>
        <draw:rect draw:style-name="gr2" draw:text-style-name="P6" draw:layer="layout" svg:width="0.5cm" svg:height="0.5cm" svg:x="2cm" svg:y="4.5cm">
          <text:p text:style-name="P1"><text:span text:style-name="T4">*</text:span></text:p>
        </draw:rect>
        <draw:rect draw:style-name="gr2" draw:text-style-name="P6" draw:layer="layout" svg:width="0.5cm" svg:height="0.5cm" svg:x="1.5cm" svg:y="4.5cm">
          <text:p text:style-name="P1"><text:span text:style-name="T4">#</text:span></text:p>
        </draw:rect>
        <draw:rect draw:style-name="gr7" draw:text-style-name="P12" draw:layer="layout" svg:width="5.5cm" svg:height="0.5cm" svg:x="10.5cm" svg:y="4.5cm">
          <text:p/>
        </draw:rect>
        <draw:rect draw:style-name="gr2" draw:text-style-name="P3" draw:layer="layout" svg:width="3cm" svg:height="0.5cm" svg:x="2.5cm" svg:y="4.5cm">
          <text:p text:style-name="P1"><text:span text:style-name="T3">&lt;&lt;variable&gt;&gt;</text:span></text:p>
        </draw:rect>
        <draw:rect draw:style-name="gr3" draw:text-style-name="P5" draw:layer="layout" svg:width="4cm" svg:height="0.5cm" svg:x="16cm" svg:y="4.5cm">
          <text:p><text:span text:style-name="T3">: TOnSDVAfterBooleanTreeNodeEvent</text:span></text:p>
        </draw:rect>
        <draw:rect draw:style-name="gr3" draw:text-style-name="P5" draw:layer="layout" svg:width="6cm" svg:height="0.5cm" svg:x="20cm" svg:y="4.5cm">
          <text:p><text:span text:style-name="T3">&lt;&lt;</text:span><text:span text:style-name="T5">functor</text:span><text:span text:style-name="T3">&gt;&gt;</text:span></text:p>
        </draw:rect>
        <draw:rect draw:style-name="gr3" draw:text-style-name="P4" draw:layer="layout" svg:width="5.059cm" svg:height="0.5cm" svg:x="5.5cm" svg:y="5cm">
          <text:p><text:span text:style-name="T4">FBeforeInsertNode</text:span></text:p>
        </draw:rect>
        <draw:rect draw:style-name="gr2" draw:text-style-name="P6" draw:layer="layout" svg:width="0.5cm" svg:height="0.5cm" svg:x="2cm" svg:y="5cm">
          <text:p text:style-name="P1"><text:span text:style-name="T4">*</text:span></text:p>
        </draw:rect>
        <draw:rect draw:style-name="gr2" draw:text-style-name="P6" draw:layer="layout" svg:width="0.5cm" svg:height="0.5cm" svg:x="1.5cm" svg:y="5cm">
          <text:p text:style-name="P1"><text:span text:style-name="T4">#</text:span></text:p>
        </draw:rect>
        <draw:rect draw:style-name="gr7" draw:text-style-name="P12" draw:layer="layout" svg:width="5.5cm" svg:height="0.5cm" svg:x="10.5cm" svg:y="5cm">
          <text:p/>
        </draw:rect>
        <draw:rect draw:style-name="gr2" draw:text-style-name="P3" draw:layer="layout" svg:width="3cm" svg:height="0.5cm" svg:x="2.5cm" svg:y="5cm">
          <text:p text:style-name="P1"><text:span text:style-name="T3">&lt;&lt;variable&gt;&gt;</text:span></text:p>
        </draw:rect>
        <draw:rect draw:style-name="gr3" draw:text-style-name="P5" draw:layer="layout" svg:width="4cm" svg:height="0.5cm" svg:x="16cm" svg:y="5cm">
          <text:p><text:span text:style-name="T3">: TOnSDVInsertAtTreeNodeEvent</text:span></text:p>
        </draw:rect>
        <draw:rect draw:style-name="gr3" draw:text-style-name="P5" draw:layer="layout" svg:width="6cm" svg:height="0.5cm" svg:x="20cm" svg:y="5cm">
          <text:p><text:span text:style-name="T3">&lt;&lt;</text:span><text:span text:style-name="T5">functor</text:span><text:span text:style-name="T3">&gt;&gt;</text:span></text:p>
        </draw:rect>
        <draw:rect draw:style-name="gr3" draw:text-style-name="P4" draw:layer="layout" svg:width="5.059cm" svg:height="0.5cm" svg:x="5.5cm" svg:y="5.5cm">
          <text:p><text:span text:style-name="T4">FAfterInsertNode</text:span></text:p>
        </draw:rect>
        <draw:rect draw:style-name="gr2" draw:text-style-name="P6" draw:layer="layout" svg:width="0.5cm" svg:height="0.5cm" svg:x="2cm" svg:y="5.5cm">
          <text:p text:style-name="P1"><text:span text:style-name="T4">*</text:span></text:p>
        </draw:rect>
        <draw:rect draw:style-name="gr2" draw:text-style-name="P6" draw:layer="layout" svg:width="0.5cm" svg:height="0.5cm" svg:x="1.5cm" svg:y="5.5cm">
          <text:p text:style-name="P1"><text:span text:style-name="T4">#</text:span></text:p>
        </draw:rect>
        <draw:rect draw:style-name="gr7" draw:text-style-name="P12" draw:layer="layout" svg:width="5.5cm" svg:height="0.5cm" svg:x="10.5cm" svg:y="5.5cm">
          <text:p/>
        </draw:rect>
        <draw:rect draw:style-name="gr2" draw:text-style-name="P3" draw:layer="layout" svg:width="3cm" svg:height="0.5cm" svg:x="2.5cm" svg:y="5.5cm">
          <text:p text:style-name="P1"><text:span text:style-name="T3">&lt;&lt;variable&gt;&gt;</text:span></text:p>
        </draw:rect>
        <draw:rect draw:style-name="gr3" draw:text-style-name="P5" draw:layer="layout" svg:width="4cm" svg:height="0.5cm" svg:x="16cm" svg:y="5.5cm">
          <text:p><text:span text:style-name="T3">: TOnSDVInsertAtTreeNodeEvent</text:span></text:p>
        </draw:rect>
        <draw:rect draw:style-name="gr3" draw:text-style-name="P5" draw:layer="layout" svg:width="6cm" svg:height="0.5cm" svg:x="20cm" svg:y="5.5cm">
          <text:p><text:span text:style-name="T3">&lt;&lt;</text:span><text:span text:style-name="T5">functor</text:span><text:span text:style-name="T3">&gt;&gt;</text:span></text:p>
        </draw:rect>
        <draw:rect draw:style-name="gr3" draw:text-style-name="P4" draw:layer="layout" svg:width="5.059cm" svg:height="0.5cm" svg:x="5.5cm" svg:y="6cm">
          <text:p><text:span text:style-name="T4">FBeforeRemoveNode</text:span></text:p>
        </draw:rect>
        <draw:rect draw:style-name="gr2" draw:text-style-name="P6" draw:layer="layout" svg:width="0.5cm" svg:height="0.5cm" svg:x="2cm" svg:y="6cm">
          <text:p text:style-name="P1"><text:span text:style-name="T4">*</text:span></text:p>
        </draw:rect>
        <draw:rect draw:style-name="gr2" draw:text-style-name="P6" draw:layer="layout" svg:width="0.5cm" svg:height="0.5cm" svg:x="1.5cm" svg:y="6cm">
          <text:p text:style-name="P1"><text:span text:style-name="T4">#</text:span></text:p>
        </draw:rect>
        <draw:rect draw:style-name="gr7" draw:text-style-name="P12" draw:layer="layout" svg:width="5.5cm" svg:height="0.5cm" svg:x="10.5cm" svg:y="6cm">
          <text:p/>
        </draw:rect>
        <draw:rect draw:style-name="gr2" draw:text-style-name="P3" draw:layer="layout" svg:width="3cm" svg:height="0.5cm" svg:x="2.5cm" svg:y="6cm">
          <text:p text:style-name="P1"><text:span text:style-name="T3">&lt;&lt;variable&gt;&gt;</text:span></text:p>
        </draw:rect>
        <draw:rect draw:style-name="gr3" draw:text-style-name="P5" draw:layer="layout" svg:width="4cm" svg:height="0.5cm" svg:x="16cm" svg:y="6cm">
          <text:p><text:span text:style-name="T3">: TOnSDVTreeContainerNodeEvent</text:span></text:p>
        </draw:rect>
        <draw:rect draw:style-name="gr3" draw:text-style-name="P5" draw:layer="layout" svg:width="6cm" svg:height="0.5cm" svg:x="20cm" svg:y="6cm">
          <text:p><text:span text:style-name="T3">&lt;&lt;</text:span><text:span text:style-name="T5">functor</text:span><text:span text:style-name="T3">&gt;&gt;</text:span></text:p>
        </draw:rect>
        <draw:rect draw:style-name="gr3" draw:text-style-name="P4" draw:layer="layout" svg:width="5.059cm" svg:height="0.5cm" svg:x="5.5cm" svg:y="6.5cm">
          <text:p><text:span text:style-name="T4">FAfterRemoveNode</text:span></text:p>
        </draw:rect>
        <draw:rect draw:style-name="gr2" draw:text-style-name="P6" draw:layer="layout" svg:width="0.5cm" svg:height="0.5cm" svg:x="2cm" svg:y="6.5cm">
          <text:p text:style-name="P1"><text:span text:style-name="T4">*</text:span></text:p>
        </draw:rect>
        <draw:rect draw:style-name="gr2" draw:text-style-name="P6" draw:layer="layout" svg:width="0.5cm" svg:height="0.5cm" svg:x="1.5cm" svg:y="6.5cm">
          <text:p text:style-name="P1"><text:span text:style-name="T4">#</text:span></text:p>
        </draw:rect>
        <draw:rect draw:style-name="gr7" draw:text-style-name="P12" draw:layer="layout" svg:width="5.5cm" svg:height="0.5cm" svg:x="10.5cm" svg:y="6.5cm">
          <text:p/>
        </draw:rect>
        <draw:rect draw:style-name="gr2" draw:text-style-name="P3" draw:layer="layout" svg:width="3cm" svg:height="0.5cm" svg:x="2.5cm" svg:y="6.5cm">
          <text:p text:style-name="P1"><text:span text:style-name="T3">&lt;&lt;variable&gt;&gt;</text:span></text:p>
        </draw:rect>
        <draw:rect draw:style-name="gr3" draw:text-style-name="P5" draw:layer="layout" svg:width="4cm" svg:height="0.5cm" svg:x="16cm" svg:y="6.5cm">
          <text:p><text:span text:style-name="T3">: TOnSDVTreeContainerNodeEvent</text:span></text:p>
        </draw:rect>
        <draw:rect draw:style-name="gr3" draw:text-style-name="P5" draw:layer="layout" svg:width="6cm" svg:height="0.5cm" svg:x="20cm" svg:y="6.5cm">
          <text:p><text:span text:style-name="T3">&lt;&lt;</text:span><text:span text:style-name="T5">functor</text:span><text:span text:style-name="T3">&gt;&gt;</text:span></text:p>
        </draw:rect>
        <draw:rect draw:style-name="gr3" draw:text-style-name="P4" draw:layer="layout" svg:width="5.059cm" svg:height="0.5cm" svg:x="5.5cm" svg:y="7cm">
          <text:p><text:span text:style-name="T4">FBeforeEmptyNode</text:span></text:p>
        </draw:rect>
        <draw:rect draw:style-name="gr2" draw:text-style-name="P6" draw:layer="layout" svg:width="0.5cm" svg:height="0.5cm" svg:x="2cm" svg:y="7cm">
          <text:p text:style-name="P1"><text:span text:style-name="T4">*</text:span></text:p>
        </draw:rect>
        <draw:rect draw:style-name="gr2" draw:text-style-name="P6" draw:layer="layout" svg:width="0.5cm" svg:height="0.5cm" svg:x="1.5cm" svg:y="7cm">
          <text:p text:style-name="P1"><text:span text:style-name="T4">#</text:span></text:p>
        </draw:rect>
        <draw:rect draw:style-name="gr7" draw:text-style-name="P12" draw:layer="layout" svg:width="5.5cm" svg:height="0.5cm" svg:x="10.5cm" svg:y="7cm">
          <text:p/>
        </draw:rect>
        <draw:rect draw:style-name="gr2" draw:text-style-name="P3" draw:layer="layout" svg:width="3cm" svg:height="0.5cm" svg:x="2.5cm" svg:y="7cm">
          <text:p text:style-name="P1"><text:span text:style-name="T3">&lt;&lt;variable&gt;&gt;</text:span></text:p>
        </draw:rect>
        <draw:rect draw:style-name="gr3" draw:text-style-name="P5" draw:layer="layout" svg:width="4cm" svg:height="0.5cm" svg:x="16cm" svg:y="7cm">
          <text:p><text:span text:style-name="T3">: TOnSDVTreeContainerNodeEvent</text:span></text:p>
        </draw:rect>
        <draw:rect draw:style-name="gr3" draw:text-style-name="P5" draw:layer="layout" svg:width="6cm" svg:height="0.5cm" svg:x="20cm" svg:y="7cm">
          <text:p><text:span text:style-name="T3">&lt;&lt;</text:span><text:span text:style-name="T5">functor</text:span><text:span text:style-name="T3">&gt;&gt;</text:span></text:p>
        </draw:rect>
        <draw:rect draw:style-name="gr3" draw:text-style-name="P4" draw:layer="layout" svg:width="5.059cm" svg:height="0.5cm" svg:x="5.5cm" svg:y="7.5cm">
          <text:p><text:span text:style-name="T4">FAfterEmptyNode</text:span></text:p>
        </draw:rect>
        <draw:rect draw:style-name="gr2" draw:text-style-name="P6" draw:layer="layout" svg:width="0.5cm" svg:height="0.5cm" svg:x="2cm" svg:y="7.5cm">
          <text:p text:style-name="P1"><text:span text:style-name="T4">*</text:span></text:p>
        </draw:rect>
        <draw:rect draw:style-name="gr2" draw:text-style-name="P6" draw:layer="layout" svg:width="0.5cm" svg:height="0.5cm" svg:x="1.5cm" svg:y="7.5cm">
          <text:p text:style-name="P1"><text:span text:style-name="T4">#</text:span></text:p>
        </draw:rect>
        <draw:rect draw:style-name="gr7" draw:text-style-name="P12" draw:layer="layout" svg:width="5.5cm" svg:height="0.5cm" svg:x="10.5cm" svg:y="7.5cm">
          <text:p/>
        </draw:rect>
        <draw:rect draw:style-name="gr2" draw:text-style-name="P3" draw:layer="layout" svg:width="3cm" svg:height="0.5cm" svg:x="2.5cm" svg:y="7.5cm">
          <text:p text:style-name="P1"><text:span text:style-name="T3">&lt;&lt;variable&gt;&gt;</text:span></text:p>
        </draw:rect>
        <draw:rect draw:style-name="gr3" draw:text-style-name="P5" draw:layer="layout" svg:width="4cm" svg:height="0.5cm" svg:x="16cm" svg:y="7.5cm">
          <text:p><text:span text:style-name="T3">: TOnSDVTreeContainerNodeEvent</text:span></text:p>
        </draw:rect>
        <draw:rect draw:style-name="gr3" draw:text-style-name="P5" draw:layer="layout" svg:width="6cm" svg:height="0.5cm" svg:x="20cm" svg:y="7.5cm">
          <text:p><text:span text:style-name="T3">&lt;&lt;</text:span><text:span text:style-name="T5">functor</text:span><text:span text:style-name="T3">&gt;&gt;</text:span></text:p>
        </draw:rect>
        <draw:rect draw:style-name="gr1" draw:text-style-name="P2" draw:layer="layout" svg:width="24.5cm" svg:height="1.6cm" svg:x="1.5cm" svg:y="1.4cm">
          <text:p text:style-name="P1"><text:span text:style-name="T1">&lt;&lt;class&gt;&gt;</text:span></text:p>
          <text:p text:style-name="P1"><text:span text:style-name="T2">TCustomSDVDelegateTreeContainer</text:span></text:p>
        </draw:rect>
        <draw:rect draw:style-name="gr4" draw:text-style-name="P1" draw:layer="layout" svg:width="24.5cm" svg:height="5cm" svg:x="1.5cm" svg:y="3cm">
          <text:p/>
        </draw:rect>
        <draw:rect draw:style-name="gr4" draw:text-style-name="P1" draw:layer="layout" svg:width="24.5cm" svg:height="5.5cm" svg:x="1.5cm" svg:y="8cm">
          <text:p/>
        </draw:rect>
      </draw:page>
      <draw:page draw:name="page3" draw:style-name="dp1" draw:master-page-name="Predeterminado">
        <office:forms form:automatic-focus="false" form:apply-design-mode="false"/>
        <draw:rect draw:style-name="gr1" draw:text-style-name="P2" draw:layer="layout" svg:width="24.5cm" svg:height="1.6cm" svg:x="1.5cm" svg:y="1.4cm">
          <text:p text:style-name="P1"><text:span text:style-name="T1">&lt;&lt;class&gt;&gt;</text:span></text:p>
          <text:p text:style-name="P1"><text:span text:style-name="T2">TCustomSDVDelegateTreeContainer</text:span></text:p>
        </draw:rect>
        <draw:rect draw:style-name="gr3" draw:text-style-name="P4" draw:layer="layout" svg:width="5.059cm" svg:height="1cm" svg:x="5.5cm" svg:y="3cm">
          <text:p><text:span text:style-name="T4">Notify</text:span></text:p>
          <text:p><text:span text:style-name="T4">BeforeChangeText</text:span></text:p>
        </draw:rect>
        <draw:rect draw:style-name="gr3" draw:text-style-name="P5" draw:layer="layout" svg:width="5.5cm" svg:height="1cm" svg:x="10.5cm" svg:y="3cm">
          <text:p><text:span text:style-name="T3">(const ANode: TSDVTreeNode;</text:span></text:p>
          <text:p><text:span text:style-name="T3">const AText: string)</text:span></text:p>
        </draw:rect>
        <draw:rect draw:style-name="gr2" draw:text-style-name="P3" draw:layer="layout" svg:width="3cm" svg:height="1cm" svg:x="2.5cm" svg:y="3cm">
          <text:p text:style-name="P1"><text:span text:style-name="T3">&lt;&lt;procedure&gt;&gt;</text:span></text:p>
        </draw:rect>
        <draw:rect draw:style-name="gr3" draw:text-style-name="P5" draw:layer="layout" svg:width="4cm" svg:height="1cm" svg:x="16cm" svg:y="3cm">
          <text:p><text:span text:style-name="T3">: void</text:span></text:p>
        </draw:rect>
        <draw:rect draw:style-name="gr3" draw:text-style-name="P5" draw:layer="layout" svg:width="6cm" svg:height="1cm" svg:x="20cm" svg:y="3cm">
          <text:p><text:span text:style-name="T3">&lt;&lt;override&gt;&gt;</text:span></text:p>
        </draw:rect>
        <draw:rect draw:style-name="gr3" draw:text-style-name="P4" draw:layer="layout" svg:width="5.059cm" svg:height="1cm" svg:x="5.5cm" svg:y="4cm">
          <text:p><text:span text:style-name="T4">Notify</text:span></text:p>
          <text:p><text:span text:style-name="T4">AfterChangeText</text:span></text:p>
        </draw:rect>
        <draw:rect draw:style-name="gr3" draw:text-style-name="P5" draw:layer="layout" svg:width="5.5cm" svg:height="1cm" svg:x="10.5cm" svg:y="4cm">
          <text:p><text:span text:style-name="T3">(const ANode: TSDVTreeNode)</text:span></text:p>
        </draw:rect>
        <draw:rect draw:style-name="gr2" draw:text-style-name="P3" draw:layer="layout" svg:width="3cm" svg:height="1cm" svg:x="2.5cm" svg:y="4cm">
          <text:p text:style-name="P1"><text:span text:style-name="T3">&lt;&lt;procedure&gt;&gt;</text:span></text:p>
        </draw:rect>
        <draw:rect draw:style-name="gr3" draw:text-style-name="P5" draw:layer="layout" svg:width="4cm" svg:height="1cm" svg:x="16cm" svg:y="4cm">
          <text:p><text:span text:style-name="T3">: void</text:span></text:p>
        </draw:rect>
        <draw:rect draw:style-name="gr3" draw:text-style-name="P5" draw:layer="layout" svg:width="6cm" svg:height="1cm" svg:x="20cm" svg:y="4cm">
          <text:p><text:span text:style-name="T3">&lt;&lt;override&gt;&gt;</text:span></text:p>
        </draw:rect>
        <draw:rect draw:style-name="gr3" draw:text-style-name="P4" draw:layer="layout" svg:width="5.059cm" svg:height="1cm" svg:x="5.5cm" svg:y="5cm">
          <text:p><text:span text:style-name="T4">Notify</text:span></text:p>
          <text:p><text:span text:style-name="T4">BeforeChangeSelected</text:span></text:p>
        </draw:rect>
        <draw:rect draw:style-name="gr3" draw:text-style-name="P5" draw:layer="layout" svg:width="5.5cm" svg:height="1cm" svg:x="10.5cm" svg:y="5cm">
          <text:p><text:span text:style-name="T3">(const ANode: TSDVTreeNode;</text:span></text:p>
          <text:p><text:span text:style-name="T3">const ASelected: Boolean)</text:span></text:p>
        </draw:rect>
        <draw:rect draw:style-name="gr2" draw:text-style-name="P3" draw:layer="layout" svg:width="3cm" svg:height="1cm" svg:x="2.5cm" svg:y="5cm">
          <text:p text:style-name="P1"><text:span text:style-name="T3">&lt;&lt;procedure&gt;&gt;</text:span></text:p>
        </draw:rect>
        <draw:rect draw:style-name="gr3" draw:text-style-name="P5" draw:layer="layout" svg:width="4cm" svg:height="1cm" svg:x="16cm" svg:y="5cm">
          <text:p><text:span text:style-name="T3">: void</text:span></text:p>
        </draw:rect>
        <draw:rect draw:style-name="gr3" draw:text-style-name="P5" draw:layer="layout" svg:width="6cm" svg:height="1cm" svg:x="20cm" svg:y="5cm">
          <text:p><text:span text:style-name="T3">&lt;&lt;override&gt;&gt;</text:span></text:p>
        </draw:rect>
        <draw:rect draw:style-name="gr3" draw:text-style-name="P4" draw:layer="layout" svg:width="5.059cm" svg:height="1cm" svg:x="5.5cm" svg:y="6cm">
          <text:p><text:span text:style-name="T4">Notify</text:span></text:p>
          <text:p><text:span text:style-name="T4">AfterChangeSelected</text:span></text:p>
        </draw:rect>
        <draw:rect draw:style-name="gr3" draw:text-style-name="P5" draw:layer="layout" svg:width="5.5cm" svg:height="1cm" svg:x="10.5cm" svg:y="6cm">
          <text:p><text:span text:style-name="T3">(const ANode: TSDVTreeNode)</text:span></text:p>
        </draw:rect>
        <draw:rect draw:style-name="gr2" draw:text-style-name="P3" draw:layer="layout" svg:width="3cm" svg:height="1cm" svg:x="2.5cm" svg:y="6cm">
          <text:p text:style-name="P1"><text:span text:style-name="T3">&lt;&lt;procedure&gt;&gt;</text:span></text:p>
        </draw:rect>
        <draw:rect draw:style-name="gr3" draw:text-style-name="P5" draw:layer="layout" svg:width="4cm" svg:height="1cm" svg:x="16cm" svg:y="6cm">
          <text:p><text:span text:style-name="T3">: void</text:span></text:p>
        </draw:rect>
        <draw:rect draw:style-name="gr3" draw:text-style-name="P5" draw:layer="layout" svg:width="6cm" svg:height="1cm" svg:x="20cm" svg:y="6cm">
          <text:p><text:span text:style-name="T3">&lt;&lt;override&gt;&gt;</text:span></text:p>
        </draw:rect>
        <draw:rect draw:style-name="gr3" draw:text-style-name="P4" draw:layer="layout" svg:width="5.059cm" svg:height="1cm" svg:x="5.5cm" svg:y="7cm">
          <text:p><text:span text:style-name="T4">Notify</text:span></text:p>
          <text:p><text:span text:style-name="T4">BeforeInsert</text:span></text:p>
        </draw:rect>
        <draw:rect draw:style-name="gr3" draw:text-style-name="P5" draw:layer="layout" svg:width="5.5cm" svg:height="1cm" svg:x="10.5cm" svg:y="7cm">
          <text:p><text:span text:style-name="T3">(const AParentNode, ANode: TSDVContainerTreeNode;</text:span></text:p>
          <text:p><text:span text:style-name="T3"><text:s/></text:span><text:span text:style-name="T3">const AIndex: Integer);</text:span></text:p>
        </draw:rect>
        <draw:rect draw:style-name="gr2" draw:text-style-name="P3" draw:layer="layout" svg:width="3cm" svg:height="1cm" svg:x="2.5cm" svg:y="7cm">
          <text:p text:style-name="P1"><text:span text:style-name="T3">&lt;&lt;procedure&gt;&gt;</text:span></text:p>
        </draw:rect>
        <draw:rect draw:style-name="gr3" draw:text-style-name="P5" draw:layer="layout" svg:width="4cm" svg:height="1cm" svg:x="16cm" svg:y="7cm">
          <text:p><text:span text:style-name="T3">: void</text:span></text:p>
        </draw:rect>
        <draw:rect draw:style-name="gr3" draw:text-style-name="P5" draw:layer="layout" svg:width="6cm" svg:height="1cm" svg:x="20cm" svg:y="7cm">
          <text:p><text:span text:style-name="T3">&lt;&lt;override&gt;&gt;</text:span></text:p>
        </draw:rect>
        <draw:rect draw:style-name="gr3" draw:text-style-name="P4" draw:layer="layout" svg:width="5.059cm" svg:height="1cm" svg:x="5.5cm" svg:y="8cm">
          <text:p><text:span text:style-name="T4">Notify</text:span></text:p>
          <text:p><text:span text:style-name="T4">AfterInsert</text:span></text:p>
        </draw:rect>
        <draw:rect draw:style-name="gr3" draw:text-style-name="P5" draw:layer="layout" svg:width="5.5cm" svg:height="1cm" svg:x="10.5cm" svg:y="8cm">
          <text:p><text:span text:style-name="T3">(const AParentNode, ANode: TSDVContainerTreeNode;</text:span></text:p>
          <text:p><text:span text:style-name="T3"><text:s/></text:span><text:span text:style-name="T3">const AIndex: Integer);</text:span></text:p>
        </draw:rect>
        <draw:rect draw:style-name="gr2" draw:text-style-name="P3" draw:layer="layout" svg:width="3cm" svg:height="1cm" svg:x="2.5cm" svg:y="8cm">
          <text:p text:style-name="P1"><text:span text:style-name="T3">&lt;&lt;procedure&gt;&gt;</text:span></text:p>
        </draw:rect>
        <draw:rect draw:style-name="gr3" draw:text-style-name="P5" draw:layer="layout" svg:width="4cm" svg:height="1cm" svg:x="16cm" svg:y="8cm">
          <text:p><text:span text:style-name="T3">: void</text:span></text:p>
        </draw:rect>
        <draw:rect draw:style-name="gr3" draw:text-style-name="P5" draw:layer="layout" svg:width="6cm" svg:height="1cm" svg:x="20cm" svg:y="8cm">
          <text:p><text:span text:style-name="T3">&lt;&lt;override&gt;&gt;</text:span></text:p>
        </draw:rect>
        <draw:rect draw:style-name="gr3" draw:text-style-name="P4" draw:layer="layout" svg:width="5.059cm" svg:height="1cm" svg:x="5.5cm" svg:y="9cm">
          <text:p><text:span text:style-name="T4">Notify</text:span></text:p>
          <text:p><text:span text:style-name="T4">BeforeRemove</text:span></text:p>
        </draw:rect>
        <draw:rect draw:style-name="gr3" draw:text-style-name="P5" draw:layer="layout" svg:width="5.5cm" svg:height="1cm" svg:x="10.5cm" svg:y="9cm">
          <text:p><text:span text:style-name="T3">(const ANode: TSDVContainerTreeNode);</text:span></text:p>
        </draw:rect>
        <draw:rect draw:style-name="gr2" draw:text-style-name="P3" draw:layer="layout" svg:width="3cm" svg:height="1cm" svg:x="2.5cm" svg:y="9cm">
          <text:p text:style-name="P1"><text:span text:style-name="T3">&lt;&lt;procedure&gt;&gt;</text:span></text:p>
        </draw:rect>
        <draw:rect draw:style-name="gr3" draw:text-style-name="P5" draw:layer="layout" svg:width="4cm" svg:height="1cm" svg:x="16cm" svg:y="9cm">
          <text:p><text:span text:style-name="T3">: void</text:span></text:p>
        </draw:rect>
        <draw:rect draw:style-name="gr3" draw:text-style-name="P5" draw:layer="layout" svg:width="6cm" svg:height="1cm" svg:x="20cm" svg:y="9cm">
          <text:p><text:span text:style-name="T3">&lt;&lt;override&gt;&gt;</text:span></text:p>
        </draw:rect>
        <draw:rect draw:style-name="gr3" draw:text-style-name="P4" draw:layer="layout" svg:width="5.059cm" svg:height="1cm" svg:x="5.5cm" svg:y="10cm">
          <text:p><text:span text:style-name="T4">Notify</text:span></text:p>
          <text:p><text:span text:style-name="T4">AfterRemove</text:span></text:p>
        </draw:rect>
        <draw:rect draw:style-name="gr3" draw:text-style-name="P5" draw:layer="layout" svg:width="5.5cm" svg:height="1cm" svg:x="10.5cm" svg:y="10cm">
          <text:p><text:span text:style-name="T3">(const ANode: TSDVContainerTreeNode);</text:span></text:p>
        </draw:rect>
        <draw:rect draw:style-name="gr2" draw:text-style-name="P3" draw:layer="layout" svg:width="3cm" svg:height="1cm" svg:x="2.5cm" svg:y="10cm">
          <text:p text:style-name="P1"><text:span text:style-name="T3">&lt;&lt;procedure&gt;&gt;</text:span></text:p>
        </draw:rect>
        <draw:rect draw:style-name="gr3" draw:text-style-name="P5" draw:layer="layout" svg:width="4cm" svg:height="1cm" svg:x="16cm" svg:y="10cm">
          <text:p><text:span text:style-name="T3">: void</text:span></text:p>
        </draw:rect>
        <draw:rect draw:style-name="gr3" draw:text-style-name="P5" draw:layer="layout" svg:width="6cm" svg:height="1cm" svg:x="20cm" svg:y="10cm">
          <text:p><text:span text:style-name="T3">&lt;&lt;override&gt;&gt;</text:span></text:p>
        </draw:rect>
        <draw:rect draw:style-name="gr3" draw:text-style-name="P4" draw:layer="layout" svg:width="5.059cm" svg:height="1cm" svg:x="5.5cm" svg:y="11cm">
          <text:p><text:span text:style-name="T4">Notify</text:span></text:p>
          <text:p><text:span text:style-name="T4">BeforeEmpty</text:span></text:p>
        </draw:rect>
        <draw:rect draw:style-name="gr3" draw:text-style-name="P5" draw:layer="layout" svg:width="5.5cm" svg:height="1cm" svg:x="10.5cm" svg:y="11cm">
          <text:p><text:span text:style-name="T3">(const ANode: TSDVContainerTreeNode);</text:span></text:p>
        </draw:rect>
        <draw:rect draw:style-name="gr2" draw:text-style-name="P3" draw:layer="layout" svg:width="3cm" svg:height="1cm" svg:x="2.5cm" svg:y="11cm">
          <text:p text:style-name="P1"><text:span text:style-name="T3">&lt;&lt;procedure&gt;&gt;</text:span></text:p>
        </draw:rect>
        <draw:rect draw:style-name="gr3" draw:text-style-name="P5" draw:layer="layout" svg:width="4cm" svg:height="1cm" svg:x="16cm" svg:y="11cm">
          <text:p><text:span text:style-name="T3">: void</text:span></text:p>
        </draw:rect>
        <draw:rect draw:style-name="gr3" draw:text-style-name="P5" draw:layer="layout" svg:width="6cm" svg:height="1cm" svg:x="20cm" svg:y="11cm">
          <text:p><text:span text:style-name="T3">&lt;&lt;override&gt;&gt;</text:span></text:p>
        </draw:rect>
        <draw:rect draw:style-name="gr3" draw:text-style-name="P4" draw:layer="layout" svg:width="5.059cm" svg:height="1cm" svg:x="5.5cm" svg:y="12cm">
          <text:p><text:span text:style-name="T4">Notify</text:span></text:p>
          <text:p><text:span text:style-name="T4">AfterEmpty</text:span></text:p>
        </draw:rect>
        <draw:rect draw:style-name="gr3" draw:text-style-name="P5" draw:layer="layout" svg:width="5.5cm" svg:height="1cm" svg:x="10.5cm" svg:y="12cm">
          <text:p><text:span text:style-name="T3">(const ANode: TSDVContainerTreeNode);</text:span></text:p>
        </draw:rect>
        <draw:rect draw:style-name="gr2" draw:text-style-name="P3" draw:layer="layout" svg:width="3cm" svg:height="1cm" svg:x="2.5cm" svg:y="12cm">
          <text:p text:style-name="P1"><text:span text:style-name="T3">&lt;&lt;procedure&gt;&gt;</text:span></text:p>
        </draw:rect>
        <draw:rect draw:style-name="gr3" draw:text-style-name="P5" draw:layer="layout" svg:width="4cm" svg:height="1cm" svg:x="16cm" svg:y="12cm">
          <text:p><text:span text:style-name="T3">: void</text:span></text:p>
        </draw:rect>
        <draw:rect draw:style-name="gr3" draw:text-style-name="P5" draw:layer="layout" svg:width="6cm" svg:height="1cm" svg:x="20cm" svg:y="12cm">
          <text:p><text:span text:style-name="T3">&lt;&lt;override&gt;&gt;</text:span></text:p>
        </draw:rect>
        <draw:rect draw:style-name="gr2" draw:text-style-name="P6" draw:layer="layout" svg:width="0.5cm" svg:height="1cm" svg:x="2cm" svg:y="3cm">
          <text:p text:style-name="P1"><text:span text:style-name="T4">~</text:span></text:p>
        </draw:rect>
        <draw:rect draw:style-name="gr2" draw:text-style-name="P6" draw:layer="layout" svg:width="0.5cm" svg:height="1cm" svg:x="1.5cm" svg:y="3cm">
          <text:p text:style-name="P1"><text:span text:style-name="T4">##</text:span></text:p>
        </draw:rect>
        <draw:rect draw:style-name="gr2" draw:text-style-name="P6" draw:layer="layout" svg:width="0.5cm" svg:height="1cm" svg:x="2cm" svg:y="4cm">
          <text:p text:style-name="P1"><text:span text:style-name="T4">~</text:span></text:p>
        </draw:rect>
        <draw:rect draw:style-name="gr2" draw:text-style-name="P6" draw:layer="layout" svg:width="0.5cm" svg:height="1cm" svg:x="1.5cm" svg:y="4cm">
          <text:p text:style-name="P1"><text:span text:style-name="T4">##</text:span></text:p>
        </draw:rect>
        <draw:rect draw:style-name="gr2" draw:text-style-name="P6" draw:layer="layout" svg:width="0.5cm" svg:height="1cm" svg:x="2cm" svg:y="5cm">
          <text:p text:style-name="P1"><text:span text:style-name="T4">~</text:span></text:p>
        </draw:rect>
        <draw:rect draw:style-name="gr2" draw:text-style-name="P6" draw:layer="layout" svg:width="0.5cm" svg:height="1cm" svg:x="1.5cm" svg:y="5cm">
          <text:p text:style-name="P1"><text:span text:style-name="T4">##</text:span></text:p>
        </draw:rect>
        <draw:rect draw:style-name="gr2" draw:text-style-name="P6" draw:layer="layout" svg:width="0.5cm" svg:height="1cm" svg:x="2cm" svg:y="6cm">
          <text:p text:style-name="P1"><text:span text:style-name="T4">~</text:span></text:p>
        </draw:rect>
        <draw:rect draw:style-name="gr2" draw:text-style-name="P6" draw:layer="layout" svg:width="0.5cm" svg:height="1cm" svg:x="1.5cm" svg:y="6cm">
          <text:p text:style-name="P1"><text:span text:style-name="T4">##</text:span></text:p>
        </draw:rect>
        <draw:rect draw:style-name="gr2" draw:text-style-name="P6" draw:layer="layout" svg:width="0.5cm" svg:height="1cm" svg:x="2cm" svg:y="7cm">
          <text:p text:style-name="P1"><text:span text:style-name="T4">~</text:span></text:p>
        </draw:rect>
        <draw:rect draw:style-name="gr2" draw:text-style-name="P6" draw:layer="layout" svg:width="0.5cm" svg:height="1cm" svg:x="1.5cm" svg:y="7cm">
          <text:p text:style-name="P1"><text:span text:style-name="T4">##</text:span></text:p>
        </draw:rect>
        <draw:rect draw:style-name="gr2" draw:text-style-name="P6" draw:layer="layout" svg:width="0.5cm" svg:height="1cm" svg:x="2cm" svg:y="8cm">
          <text:p text:style-name="P1"><text:span text:style-name="T4">~</text:span></text:p>
        </draw:rect>
        <draw:rect draw:style-name="gr2" draw:text-style-name="P6" draw:layer="layout" svg:width="0.5cm" svg:height="1cm" svg:x="1.5cm" svg:y="8cm">
          <text:p text:style-name="P1"><text:span text:style-name="T4">##</text:span></text:p>
        </draw:rect>
        <draw:rect draw:style-name="gr2" draw:text-style-name="P6" draw:layer="layout" svg:width="0.5cm" svg:height="1cm" svg:x="2cm" svg:y="9cm">
          <text:p text:style-name="P1"><text:span text:style-name="T4">~</text:span></text:p>
        </draw:rect>
        <draw:rect draw:style-name="gr2" draw:text-style-name="P6" draw:layer="layout" svg:width="0.5cm" svg:height="1cm" svg:x="1.5cm" svg:y="9cm">
          <text:p text:style-name="P1"><text:span text:style-name="T4">##</text:span></text:p>
        </draw:rect>
        <draw:rect draw:style-name="gr2" draw:text-style-name="P6" draw:layer="layout" svg:width="0.5cm" svg:height="1cm" svg:x="2cm" svg:y="10cm">
          <text:p text:style-name="P1"><text:span text:style-name="T4">~</text:span></text:p>
        </draw:rect>
        <draw:rect draw:style-name="gr2" draw:text-style-name="P6" draw:layer="layout" svg:width="0.5cm" svg:height="1cm" svg:x="1.5cm" svg:y="10cm">
          <text:p text:style-name="P1"><text:span text:style-name="T4">##</text:span></text:p>
        </draw:rect>
        <draw:rect draw:style-name="gr2" draw:text-style-name="P6" draw:layer="layout" svg:width="0.5cm" svg:height="1cm" svg:x="2cm" svg:y="11cm">
          <text:p text:style-name="P1"><text:span text:style-name="T4">~</text:span></text:p>
        </draw:rect>
        <draw:rect draw:style-name="gr2" draw:text-style-name="P6" draw:layer="layout" svg:width="0.5cm" svg:height="1cm" svg:x="1.5cm" svg:y="11cm">
          <text:p text:style-name="P1"><text:span text:style-name="T4">##</text:span></text:p>
        </draw:rect>
        <draw:rect draw:style-name="gr2" draw:text-style-name="P6" draw:layer="layout" svg:width="0.5cm" svg:height="1cm" svg:x="2cm" svg:y="12cm">
          <text:p text:style-name="P1"><text:span text:style-name="T4">~</text:span></text:p>
        </draw:rect>
        <draw:rect draw:style-name="gr2" draw:text-style-name="P6" draw:layer="layout" svg:width="0.5cm" svg:height="1cm" svg:x="1.5cm" svg:y="12cm">
          <text:p text:style-name="P1"><text:span text:style-name="T4">##</text:span></text:p>
        </draw:rect>
        <draw:rect draw:style-name="gr4" draw:text-style-name="P1" draw:layer="layout" svg:width="24.5cm" svg:height="10cm" svg:x="1.5cm" svg:y="3cm">
          <text:p/>
        </draw:rect>
      </draw:page>
      <draw:page draw:name="page4" draw:style-name="dp1" draw:master-page-name="Predeterminado">
        <office:forms form:automatic-focus="false" form:apply-design-mode="false"/>
        <draw:rect draw:style-name="gr3" draw:text-style-name="P4" draw:layer="layout" svg:width="5.059cm" svg:height="0.5cm" svg:x="5.5cm" svg:y="3cm">
          <text:p><text:span text:style-name="T4">BeforeChangeText</text:span></text:p>
        </draw:rect>
        <draw:rect draw:style-name="gr2" draw:text-style-name="P6" draw:layer="layout" svg:width="0.5cm" svg:height="0.5cm" svg:x="2cm" svg:y="3cm">
          <text:p text:style-name="P1"><text:span text:style-name="T4">*</text:span></text:p>
        </draw:rect>
        <draw:rect draw:style-name="gr2" draw:text-style-name="P6" draw:layer="layout" svg:width="0.5cm" svg:height="0.5cm" svg:x="1.5cm" svg:y="3cm">
          <text:p text:style-name="P1"><text:span text:style-name="T4">+</text:span></text:p>
        </draw:rect>
        <draw:rect draw:style-name="gr7" draw:text-style-name="P12" draw:layer="layout" svg:width="5.5cm" svg:height="0.5cm" svg:x="10.5cm" svg:y="3cm">
          <text:p/>
        </draw:rect>
        <draw:rect draw:style-name="gr2" draw:text-style-name="P3" draw:layer="layout" svg:width="3cm" svg:height="0.5cm" svg:x="2.5cm" svg:y="3cm">
          <text:p text:style-name="P1"><text:span text:style-name="T3">&lt;&lt;property&gt;&gt;</text:span></text:p>
        </draw:rect>
        <draw:rect draw:style-name="gr3" draw:text-style-name="P5" draw:layer="layout" svg:width="4cm" svg:height="0.5cm" svg:x="16cm" svg:y="3cm">
          <text:p><text:span text:style-name="T3">: TOnSDVBeforeChangeStringTreeNodeEvent</text:span></text:p>
        </draw:rect>
        <draw:rect draw:style-name="gr3" draw:text-style-name="P5" draw:layer="layout" svg:width="6cm" svg:height="0.5cm" svg:x="20cm" svg:y="3cm">
          <text:p><text:span text:style-name="T3">&lt;&lt;</text:span><text:span text:style-name="T5">event-handler</text:span><text:span text:style-name="T3">&gt;&gt;</text:span></text:p>
        </draw:rect>
        <draw:rect draw:style-name="gr3" draw:text-style-name="P4" draw:layer="layout" svg:width="5.059cm" svg:height="0.5cm" svg:x="5.5cm" svg:y="3.5cm">
          <text:p><text:span text:style-name="T4">AfterChangeText</text:span></text:p>
        </draw:rect>
        <draw:rect draw:style-name="gr2" draw:text-style-name="P6" draw:layer="layout" svg:width="0.5cm" svg:height="0.5cm" svg:x="2cm" svg:y="3.5cm">
          <text:p text:style-name="P1"><text:span text:style-name="T4">*</text:span></text:p>
        </draw:rect>
        <draw:rect draw:style-name="gr2" draw:text-style-name="P6" draw:layer="layout" svg:width="0.5cm" svg:height="0.5cm" svg:x="1.5cm" svg:y="3.5cm">
          <text:p text:style-name="P1"><text:span text:style-name="T4">+</text:span></text:p>
        </draw:rect>
        <draw:rect draw:style-name="gr7" draw:text-style-name="P12" draw:layer="layout" svg:width="5.5cm" svg:height="0.5cm" svg:x="10.5cm" svg:y="3.5cm">
          <text:p/>
        </draw:rect>
        <draw:rect draw:style-name="gr2" draw:text-style-name="P3" draw:layer="layout" svg:width="3cm" svg:height="0.5cm" svg:x="2.5cm" svg:y="3.5cm">
          <text:p text:style-name="P1"><text:span text:style-name="T3">&lt;&lt;property&gt;&gt;</text:span></text:p>
        </draw:rect>
        <draw:rect draw:style-name="gr3" draw:text-style-name="P5" draw:layer="layout" svg:width="4cm" svg:height="0.5cm" svg:x="16cm" svg:y="3.5cm">
          <text:p><text:span text:style-name="T3">: TOnSDVAfterChangeStringTreeNodeEvent</text:span></text:p>
        </draw:rect>
        <draw:rect draw:style-name="gr3" draw:text-style-name="P5" draw:layer="layout" svg:width="6cm" svg:height="0.5cm" svg:x="20cm" svg:y="3.5cm">
          <text:p><text:span text:style-name="T3">&lt;&lt;</text:span><text:span text:style-name="T5">event-handler</text:span><text:span text:style-name="T3">&gt;&gt;</text:span></text:p>
        </draw:rect>
        <draw:rect draw:style-name="gr3" draw:text-style-name="P4" draw:layer="layout" svg:width="5.059cm" svg:height="0.5cm" svg:x="5.5cm" svg:y="4cm">
          <text:p><text:span text:style-name="T4">BeforeChangeSelected</text:span></text:p>
        </draw:rect>
        <draw:rect draw:style-name="gr2" draw:text-style-name="P6" draw:layer="layout" svg:width="0.5cm" svg:height="0.5cm" svg:x="2cm" svg:y="4cm">
          <text:p text:style-name="P1"><text:span text:style-name="T4">*</text:span></text:p>
        </draw:rect>
        <draw:rect draw:style-name="gr2" draw:text-style-name="P6" draw:layer="layout" svg:width="0.5cm" svg:height="0.5cm" svg:x="1.5cm" svg:y="4cm">
          <text:p text:style-name="P1"><text:span text:style-name="T4">+</text:span></text:p>
        </draw:rect>
        <draw:rect draw:style-name="gr7" draw:text-style-name="P12" draw:layer="layout" svg:width="5.5cm" svg:height="0.5cm" svg:x="10.5cm" svg:y="4cm">
          <text:p/>
        </draw:rect>
        <draw:rect draw:style-name="gr2" draw:text-style-name="P3" draw:layer="layout" svg:width="3cm" svg:height="0.5cm" svg:x="2.5cm" svg:y="4cm">
          <text:p text:style-name="P1"><text:span text:style-name="T3">&lt;&lt;property&gt;&gt;</text:span></text:p>
        </draw:rect>
        <draw:rect draw:style-name="gr3" draw:text-style-name="P5" draw:layer="layout" svg:width="4cm" svg:height="0.5cm" svg:x="16cm" svg:y="4cm">
          <text:p><text:span text:style-name="T3">: TOnSDVBeforeBooleanTreeNodeEvent</text:span></text:p>
        </draw:rect>
        <draw:rect draw:style-name="gr3" draw:text-style-name="P5" draw:layer="layout" svg:width="6cm" svg:height="0.5cm" svg:x="20cm" svg:y="4cm">
          <text:p><text:span text:style-name="T3">&lt;&lt;</text:span><text:span text:style-name="T5">event-handler</text:span><text:span text:style-name="T3">&gt;&gt;</text:span></text:p>
        </draw:rect>
        <draw:rect draw:style-name="gr3" draw:text-style-name="P4" draw:layer="layout" svg:width="5.059cm" svg:height="0.5cm" svg:x="5.5cm" svg:y="4.5cm">
          <text:p><text:span text:style-name="T4">AfterChangeSelected</text:span></text:p>
        </draw:rect>
        <draw:rect draw:style-name="gr2" draw:text-style-name="P6" draw:layer="layout" svg:width="0.5cm" svg:height="0.5cm" svg:x="2cm" svg:y="4.5cm">
          <text:p text:style-name="P1"><text:span text:style-name="T4">*</text:span></text:p>
        </draw:rect>
        <draw:rect draw:style-name="gr2" draw:text-style-name="P6" draw:layer="layout" svg:width="0.5cm" svg:height="0.5cm" svg:x="1.5cm" svg:y="4.5cm">
          <text:p text:style-name="P1"><text:span text:style-name="T4">+</text:span></text:p>
        </draw:rect>
        <draw:rect draw:style-name="gr7" draw:text-style-name="P12" draw:layer="layout" svg:width="5.5cm" svg:height="0.5cm" svg:x="10.5cm" svg:y="4.5cm">
          <text:p/>
        </draw:rect>
        <draw:rect draw:style-name="gr2" draw:text-style-name="P3" draw:layer="layout" svg:width="3cm" svg:height="0.5cm" svg:x="2.5cm" svg:y="4.5cm">
          <text:p text:style-name="P1"><text:span text:style-name="T3">&lt;&lt;property&gt;&gt;</text:span></text:p>
        </draw:rect>
        <draw:rect draw:style-name="gr3" draw:text-style-name="P5" draw:layer="layout" svg:width="4cm" svg:height="0.5cm" svg:x="16cm" svg:y="4.5cm">
          <text:p><text:span text:style-name="T3">: TOnSDVAfterBooleanTreeNodeEvent</text:span></text:p>
        </draw:rect>
        <draw:rect draw:style-name="gr3" draw:text-style-name="P5" draw:layer="layout" svg:width="6cm" svg:height="0.5cm" svg:x="20cm" svg:y="4.5cm">
          <text:p><text:span text:style-name="T3">&lt;&lt;</text:span><text:span text:style-name="T5">event-handler</text:span><text:span text:style-name="T3">&gt;&gt;</text:span></text:p>
        </draw:rect>
        <draw:rect draw:style-name="gr3" draw:text-style-name="P4" draw:layer="layout" svg:width="5.059cm" svg:height="0.5cm" svg:x="5.5cm" svg:y="5cm">
          <text:p><text:span text:style-name="T4">BeforeInsertNode</text:span></text:p>
        </draw:rect>
        <draw:rect draw:style-name="gr2" draw:text-style-name="P6" draw:layer="layout" svg:width="0.5cm" svg:height="0.5cm" svg:x="2cm" svg:y="5cm">
          <text:p text:style-name="P1"><text:span text:style-name="T4">*</text:span></text:p>
        </draw:rect>
        <draw:rect draw:style-name="gr2" draw:text-style-name="P6" draw:layer="layout" svg:width="0.5cm" svg:height="0.5cm" svg:x="1.5cm" svg:y="5cm">
          <text:p text:style-name="P1"><text:span text:style-name="T4">+</text:span></text:p>
        </draw:rect>
        <draw:rect draw:style-name="gr7" draw:text-style-name="P12" draw:layer="layout" svg:width="5.5cm" svg:height="0.5cm" svg:x="10.5cm" svg:y="5cm">
          <text:p/>
        </draw:rect>
        <draw:rect draw:style-name="gr2" draw:text-style-name="P3" draw:layer="layout" svg:width="3cm" svg:height="0.5cm" svg:x="2.5cm" svg:y="5cm">
          <text:p text:style-name="P1"><text:span text:style-name="T3">&lt;&lt;property&gt;&gt;</text:span></text:p>
        </draw:rect>
        <draw:rect draw:style-name="gr3" draw:text-style-name="P5" draw:layer="layout" svg:width="4cm" svg:height="0.5cm" svg:x="16cm" svg:y="5cm">
          <text:p><text:span text:style-name="T3">: TOnSDVInsertAtTreeNodeEvent</text:span></text:p>
        </draw:rect>
        <draw:rect draw:style-name="gr3" draw:text-style-name="P5" draw:layer="layout" svg:width="6cm" svg:height="0.5cm" svg:x="20cm" svg:y="5cm">
          <text:p><text:span text:style-name="T3">&lt;&lt;</text:span><text:span text:style-name="T5">event-handler</text:span><text:span text:style-name="T3">&gt;&gt;</text:span></text:p>
        </draw:rect>
        <draw:rect draw:style-name="gr3" draw:text-style-name="P4" draw:layer="layout" svg:width="5.059cm" svg:height="0.5cm" svg:x="5.5cm" svg:y="5.5cm">
          <text:p><text:span text:style-name="T4">AfterInsertNode</text:span></text:p>
        </draw:rect>
        <draw:rect draw:style-name="gr2" draw:text-style-name="P6" draw:layer="layout" svg:width="0.5cm" svg:height="0.5cm" svg:x="2cm" svg:y="5.5cm">
          <text:p text:style-name="P1"><text:span text:style-name="T4">*</text:span></text:p>
        </draw:rect>
        <draw:rect draw:style-name="gr2" draw:text-style-name="P6" draw:layer="layout" svg:width="0.5cm" svg:height="0.5cm" svg:x="1.5cm" svg:y="5.5cm">
          <text:p text:style-name="P1"><text:span text:style-name="T4">+</text:span></text:p>
        </draw:rect>
        <draw:rect draw:style-name="gr7" draw:text-style-name="P12" draw:layer="layout" svg:width="5.5cm" svg:height="0.5cm" svg:x="10.5cm" svg:y="5.5cm">
          <text:p/>
        </draw:rect>
        <draw:rect draw:style-name="gr2" draw:text-style-name="P3" draw:layer="layout" svg:width="3cm" svg:height="0.5cm" svg:x="2.5cm" svg:y="5.5cm">
          <text:p text:style-name="P1"><text:span text:style-name="T3">&lt;&lt;property&gt;&gt;</text:span></text:p>
        </draw:rect>
        <draw:rect draw:style-name="gr3" draw:text-style-name="P5" draw:layer="layout" svg:width="4cm" svg:height="0.5cm" svg:x="16cm" svg:y="5.5cm">
          <text:p><text:span text:style-name="T3">: TOnSDVInsertAtTreeNodeEvent</text:span></text:p>
        </draw:rect>
        <draw:rect draw:style-name="gr3" draw:text-style-name="P5" draw:layer="layout" svg:width="6cm" svg:height="0.5cm" svg:x="20cm" svg:y="5.5cm">
          <text:p><text:span text:style-name="T3">&lt;&lt;</text:span><text:span text:style-name="T5">event-handler</text:span><text:span text:style-name="T3">&gt;&gt;</text:span></text:p>
        </draw:rect>
        <draw:rect draw:style-name="gr3" draw:text-style-name="P4" draw:layer="layout" svg:width="5.059cm" svg:height="0.5cm" svg:x="5.5cm" svg:y="6cm">
          <text:p><text:span text:style-name="T4">BeforeRemoveNode</text:span></text:p>
        </draw:rect>
        <draw:rect draw:style-name="gr2" draw:text-style-name="P6" draw:layer="layout" svg:width="0.5cm" svg:height="0.5cm" svg:x="2cm" svg:y="6cm">
          <text:p text:style-name="P1"><text:span text:style-name="T4">*</text:span></text:p>
        </draw:rect>
        <draw:rect draw:style-name="gr2" draw:text-style-name="P6" draw:layer="layout" svg:width="0.5cm" svg:height="0.5cm" svg:x="1.5cm" svg:y="6cm">
          <text:p text:style-name="P1"><text:span text:style-name="T4">+</text:span></text:p>
        </draw:rect>
        <draw:rect draw:style-name="gr7" draw:text-style-name="P12" draw:layer="layout" svg:width="5.5cm" svg:height="0.5cm" svg:x="10.5cm" svg:y="6cm">
          <text:p/>
        </draw:rect>
        <draw:rect draw:style-name="gr2" draw:text-style-name="P3" draw:layer="layout" svg:width="3cm" svg:height="0.5cm" svg:x="2.5cm" svg:y="6cm">
          <text:p text:style-name="P1"><text:span text:style-name="T3">&lt;&lt;property&gt;&gt;</text:span></text:p>
        </draw:rect>
        <draw:rect draw:style-name="gr3" draw:text-style-name="P5" draw:layer="layout" svg:width="4cm" svg:height="0.5cm" svg:x="16cm" svg:y="6cm">
          <text:p><text:span text:style-name="T3">: TOnSDVTreeContainerNodeEvent</text:span></text:p>
        </draw:rect>
        <draw:rect draw:style-name="gr3" draw:text-style-name="P5" draw:layer="layout" svg:width="6cm" svg:height="0.5cm" svg:x="20cm" svg:y="6cm">
          <text:p><text:span text:style-name="T3">&lt;&lt;</text:span><text:span text:style-name="T5">event-handler</text:span><text:span text:style-name="T3">&gt;&gt;</text:span></text:p>
        </draw:rect>
        <draw:rect draw:style-name="gr3" draw:text-style-name="P4" draw:layer="layout" svg:width="5.059cm" svg:height="0.5cm" svg:x="5.5cm" svg:y="6.5cm">
          <text:p><text:span text:style-name="T4">AfterRemoveNode</text:span></text:p>
        </draw:rect>
        <draw:rect draw:style-name="gr2" draw:text-style-name="P6" draw:layer="layout" svg:width="0.5cm" svg:height="0.5cm" svg:x="2cm" svg:y="6.5cm">
          <text:p text:style-name="P1"><text:span text:style-name="T4">*</text:span></text:p>
        </draw:rect>
        <draw:rect draw:style-name="gr2" draw:text-style-name="P6" draw:layer="layout" svg:width="0.5cm" svg:height="0.5cm" svg:x="1.5cm" svg:y="6.5cm">
          <text:p text:style-name="P1"><text:span text:style-name="T4">+</text:span></text:p>
        </draw:rect>
        <draw:rect draw:style-name="gr7" draw:text-style-name="P12" draw:layer="layout" svg:width="5.5cm" svg:height="0.5cm" svg:x="10.5cm" svg:y="6.5cm">
          <text:p/>
        </draw:rect>
        <draw:rect draw:style-name="gr2" draw:text-style-name="P3" draw:layer="layout" svg:width="3cm" svg:height="0.5cm" svg:x="2.5cm" svg:y="6.5cm">
          <text:p text:style-name="P1"><text:span text:style-name="T3">&lt;&lt;property&gt;&gt;</text:span></text:p>
        </draw:rect>
        <draw:rect draw:style-name="gr3" draw:text-style-name="P5" draw:layer="layout" svg:width="4cm" svg:height="0.5cm" svg:x="16cm" svg:y="6.5cm">
          <text:p><text:span text:style-name="T3">: TOnSDVTreeContainerNodeEvent</text:span></text:p>
        </draw:rect>
        <draw:rect draw:style-name="gr3" draw:text-style-name="P5" draw:layer="layout" svg:width="6cm" svg:height="0.5cm" svg:x="20cm" svg:y="6.5cm">
          <text:p><text:span text:style-name="T3">&lt;&lt;</text:span><text:span text:style-name="T5">event-handler</text:span><text:span text:style-name="T3">&gt;&gt;</text:span></text:p>
        </draw:rect>
        <draw:rect draw:style-name="gr3" draw:text-style-name="P4" draw:layer="layout" svg:width="5.059cm" svg:height="0.5cm" svg:x="5.5cm" svg:y="7cm">
          <text:p><text:span text:style-name="T4">BeforeEmptyNode</text:span></text:p>
        </draw:rect>
        <draw:rect draw:style-name="gr2" draw:text-style-name="P6" draw:layer="layout" svg:width="0.5cm" svg:height="0.5cm" svg:x="2cm" svg:y="7cm">
          <text:p text:style-name="P1"><text:span text:style-name="T4">*</text:span></text:p>
        </draw:rect>
        <draw:rect draw:style-name="gr2" draw:text-style-name="P6" draw:layer="layout" svg:width="0.5cm" svg:height="0.5cm" svg:x="1.5cm" svg:y="7cm">
          <text:p text:style-name="P1"><text:span text:style-name="T4">+</text:span></text:p>
        </draw:rect>
        <draw:rect draw:style-name="gr7" draw:text-style-name="P12" draw:layer="layout" svg:width="5.5cm" svg:height="0.5cm" svg:x="10.5cm" svg:y="7cm">
          <text:p/>
        </draw:rect>
        <draw:rect draw:style-name="gr2" draw:text-style-name="P3" draw:layer="layout" svg:width="3cm" svg:height="0.5cm" svg:x="2.5cm" svg:y="7cm">
          <text:p text:style-name="P1"><text:span text:style-name="T3">&lt;&lt;property&gt;&gt;</text:span></text:p>
        </draw:rect>
        <draw:rect draw:style-name="gr3" draw:text-style-name="P5" draw:layer="layout" svg:width="4cm" svg:height="0.5cm" svg:x="16cm" svg:y="7cm">
          <text:p><text:span text:style-name="T3">: TOnSDVTreeContainerNodeEvent</text:span></text:p>
        </draw:rect>
        <draw:rect draw:style-name="gr3" draw:text-style-name="P5" draw:layer="layout" svg:width="6cm" svg:height="0.5cm" svg:x="20cm" svg:y="7cm">
          <text:p><text:span text:style-name="T3">&lt;&lt;</text:span><text:span text:style-name="T5">event-handler</text:span><text:span text:style-name="T3">&gt;&gt;</text:span></text:p>
        </draw:rect>
        <draw:rect draw:style-name="gr3" draw:text-style-name="P4" draw:layer="layout" svg:width="5.059cm" svg:height="0.5cm" svg:x="5.5cm" svg:y="7.5cm">
          <text:p><text:span text:style-name="T4">AfterEmptyNode</text:span></text:p>
        </draw:rect>
        <draw:rect draw:style-name="gr2" draw:text-style-name="P6" draw:layer="layout" svg:width="0.5cm" svg:height="0.5cm" svg:x="2cm" svg:y="7.5cm">
          <text:p text:style-name="P1"><text:span text:style-name="T4">*</text:span></text:p>
        </draw:rect>
        <draw:rect draw:style-name="gr2" draw:text-style-name="P6" draw:layer="layout" svg:width="0.5cm" svg:height="0.5cm" svg:x="1.5cm" svg:y="7.5cm">
          <text:p text:style-name="P1"><text:span text:style-name="T4">+</text:span></text:p>
        </draw:rect>
        <draw:rect draw:style-name="gr7" draw:text-style-name="P12" draw:layer="layout" svg:width="5.5cm" svg:height="0.5cm" svg:x="10.5cm" svg:y="7.5cm">
          <text:p/>
        </draw:rect>
        <draw:rect draw:style-name="gr2" draw:text-style-name="P3" draw:layer="layout" svg:width="3cm" svg:height="0.5cm" svg:x="2.5cm" svg:y="7.5cm">
          <text:p text:style-name="P1"><text:span text:style-name="T3">&lt;&lt;property&gt;&gt;</text:span></text:p>
        </draw:rect>
        <draw:rect draw:style-name="gr3" draw:text-style-name="P5" draw:layer="layout" svg:width="4cm" svg:height="0.5cm" svg:x="16cm" svg:y="7.5cm">
          <text:p><text:span text:style-name="T3">: TOnSDVTreeContainerNodeEvent</text:span></text:p>
        </draw:rect>
        <draw:rect draw:style-name="gr3" draw:text-style-name="P5" draw:layer="layout" svg:width="6cm" svg:height="0.5cm" svg:x="20cm" svg:y="7.5cm">
          <text:p><text:span text:style-name="T3">&lt;&lt;</text:span><text:span text:style-name="T5">event-handler</text:span><text:span text:style-name="T3">&gt;&gt;</text:span></text:p>
        </draw:rect>
        <draw:rect draw:style-name="gr1" draw:text-style-name="P2" draw:layer="layout" svg:width="24.5cm" svg:height="1.6cm" svg:x="1.5cm" svg:y="1.4cm">
          <text:p text:style-name="P1"><text:span text:style-name="T1">&lt;&lt;class&gt;&gt;</text:span></text:p>
          <text:p text:style-name="P1"><text:span text:style-name="T2">TCustomSDVDelegateTreeContainer</text:span></text:p>
        </draw:rect>
        <draw:rect draw:style-name="gr4" draw:text-style-name="P1" draw:layer="layout" svg:width="24.5cm" svg:height="5cm" svg:x="1.5cm" svg:y="3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. .</meta:initial-creator>
    <meta:creation-date>1980-01-04T00:59:16.39</meta:creation-date>
    <dc:date>1980-01-13T01:37:49.25</dc:date>
    <meta:editing-duration>P1DT15H14M16S</meta:editing-duration>
    <meta:editing-cycles>297</meta:editing-cycles>
    <meta:generator>LibreOffice/3.4$Win32 LibreOffice_project/340m1$Build-502</meta:generator>
    <meta:document-statistic meta:object-count="330"/>
  </office:meta>
</office:document-meta>
</file>